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5D00009F0F00008F7426C77BAC.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ulka1" style:family="table">
      <style:table-properties style:width="12.917cm" fo:margin-left="-0.265cm" table:align="left" style:writing-mode="lr-tb"/>
    </style:style>
    <style:style style:name="Tabulka1.A" style:family="table-column">
      <style:table-column-properties style:column-width="2.633cm"/>
    </style:style>
    <style:style style:name="Tabulka1.B" style:family="table-column">
      <style:table-column-properties style:column-width="2cm"/>
    </style:style>
    <style:style style:name="Tabulka1.F" style:family="table-column">
      <style:table-column-properties style:column-width="2.282cm"/>
    </style:style>
    <style:style style:name="Tabulka1.1" style:family="table-row">
      <style:table-row-properties fo:keep-together="auto"/>
    </style:style>
    <style:style style:name="Tabulka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ulka1.F1" style:family="table-cell">
      <style:table-cell-properties style:vertical-align="top" fo:padding-left="0.123cm" fo:padding-right="0.123cm" fo:padding-top="0cm" fo:padding-bottom="0cm" fo:border="0.5pt solid #000000" style:writing-mode="lr-tb"/>
    </style:style>
    <style:style style:name="Tabulka2" style:family="table">
      <style:table-properties style:width="16.531cm" fo:margin-left="-0.265cm" table:align="left" style:writing-mode="lr-tb"/>
    </style:style>
    <style:style style:name="Tabulka2.A" style:family="table-column">
      <style:table-column-properties style:column-width="1.168cm"/>
    </style:style>
    <style:style style:name="Tabulka2.B" style:family="table-column">
      <style:table-column-properties style:column-width="1.014cm"/>
    </style:style>
    <style:style style:name="Tabulka2.C" style:family="table-column">
      <style:table-column-properties style:column-width="1.016cm"/>
    </style:style>
    <style:style style:name="Tabulka2.D" style:family="table-column">
      <style:table-column-properties style:column-width="1.048cm"/>
    </style:style>
    <style:style style:name="Tabulka2.E" style:family="table-column">
      <style:table-column-properties style:column-width="1.05cm"/>
    </style:style>
    <style:style style:name="Tabulka2.F" style:family="table-column">
      <style:table-column-properties style:column-width="1.011cm"/>
    </style:style>
    <style:style style:name="Tabulka2.H" style:family="table-column">
      <style:table-column-properties style:column-width="1.037cm"/>
    </style:style>
    <style:style style:name="Tabulka2.J" style:family="table-column">
      <style:table-column-properties style:column-width="1.125cm"/>
    </style:style>
    <style:style style:name="Tabulka2.K" style:family="table-column">
      <style:table-column-properties style:column-width="1.028cm"/>
    </style:style>
    <style:style style:name="Tabulka2.L" style:family="table-column">
      <style:table-column-properties style:column-width="1.039cm"/>
    </style:style>
    <style:style style:name="Tabulka2.M" style:family="table-column">
      <style:table-column-properties style:column-width="1.346cm"/>
    </style:style>
    <style:style style:name="Tabulka2.N" style:family="table-column">
      <style:table-column-properties style:column-width="1.08cm"/>
    </style:style>
    <style:style style:name="Tabulka2.O" style:family="table-column">
      <style:table-column-properties style:column-width="1.517cm"/>
    </style:style>
    <style:style style:name="Tabulka2.1" style:family="table-row">
      <style:table-row-properties fo:keep-together="auto"/>
    </style:style>
    <style:style style:name="Tabulka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ulka2.O1" style:family="table-cell">
      <style:table-cell-properties style:vertical-align="top" fo:padding-left="0.123cm" fo:padding-right="0.123cm" fo:padding-top="0cm" fo:padding-bottom="0cm" fo:border="0.5pt solid #000000" style:writing-mode="lr-tb"/>
    </style:style>
    <style:style style:name="Tabulka3" style:family="table">
      <style:table-properties style:width="16.496cm" fo:margin-left="-0.314cm" table:align="left" style:writing-mode="lr-tb"/>
    </style:style>
    <style:style style:name="Tabulka3.A" style:family="table-column">
      <style:table-column-properties style:column-width="3.441cm"/>
    </style:style>
    <style:style style:name="Tabulka3.B" style:family="table-column">
      <style:table-column-properties style:column-width="2.75cm"/>
    </style:style>
    <style:style style:name="Tabulka3.C" style:family="table-column">
      <style:table-column-properties style:column-width="2.501cm"/>
    </style:style>
    <style:style style:name="Tabulka3.F" style:family="table-column">
      <style:table-column-properties style:column-width="2.552cm"/>
    </style:style>
    <style:style style:name="Tabulka3.1" style:family="table-row">
      <style:table-row-properties fo:keep-together="auto"/>
    </style:style>
    <style:style style:name="Tabulk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3.F1" style:family="table-cell">
      <style:table-cell-properties style:vertical-align="top" fo:padding-left="0.191cm" fo:padding-right="0.191cm" fo:padding-top="0cm" fo:padding-bottom="0cm" fo:border="0.5pt solid #000000" style:writing-mode="lr-tb"/>
    </style:style>
    <style:style style:name="Tabulka4" style:family="table">
      <style:table-properties style:width="16.496cm" fo:margin-left="-0.314cm" table:align="left" style:writing-mode="lr-tb"/>
    </style:style>
    <style:style style:name="Tabulka4.A" style:family="table-column">
      <style:table-column-properties style:column-width="3.441cm"/>
    </style:style>
    <style:style style:name="Tabulka4.B" style:family="table-column">
      <style:table-column-properties style:column-width="2.75cm"/>
    </style:style>
    <style:style style:name="Tabulka4.C" style:family="table-column">
      <style:table-column-properties style:column-width="2.501cm"/>
    </style:style>
    <style:style style:name="Tabulka4.F" style:family="table-column">
      <style:table-column-properties style:column-width="2.552cm"/>
    </style:style>
    <style:style style:name="Tabulka4.1" style:family="table-row">
      <style:table-row-properties fo:keep-together="auto"/>
    </style:style>
    <style:style style:name="Tabulka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4.F1" style:family="table-cell">
      <style:table-cell-properties style:vertical-align="top" fo:padding-left="0.191cm" fo:padding-right="0.191cm" fo:padding-top="0cm" fo:padding-bottom="0cm" fo:border="0.5pt solid #000000" style:writing-mode="lr-tb"/>
    </style:style>
    <style:style style:name="Tabulka5" style:family="table">
      <style:table-properties style:width="16.496cm" fo:margin-left="-0.314cm" table:align="left" style:writing-mode="lr-tb"/>
    </style:style>
    <style:style style:name="Tabulka5.A" style:family="table-column">
      <style:table-column-properties style:column-width="3.441cm"/>
    </style:style>
    <style:style style:name="Tabulka5.B" style:family="table-column">
      <style:table-column-properties style:column-width="2.75cm"/>
    </style:style>
    <style:style style:name="Tabulka5.C" style:family="table-column">
      <style:table-column-properties style:column-width="2.501cm"/>
    </style:style>
    <style:style style:name="Tabulka5.E" style:family="table-column">
      <style:table-column-properties style:column-width="2.342cm"/>
    </style:style>
    <style:style style:name="Tabulka5.F" style:family="table-column">
      <style:table-column-properties style:column-width="2.711cm"/>
    </style:style>
    <style:style style:name="Tabulka5.1" style:family="table-row">
      <style:table-row-properties fo:keep-together="auto"/>
    </style:style>
    <style:style style:name="Tabulka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ulka5.F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text-properties style:font-name="Courier New" fo:font-size="16pt" style:text-underline-style="solid" style:text-underline-width="auto" style:text-underline-color="font-color" officeooo:paragraph-rsid="0011db6d" style:font-size-asian="16pt" style:font-name-complex="Courier New"/>
    </style:style>
    <style:style style:name="P2" style:family="paragraph" style:parent-style-name="Standard">
      <style:paragraph-properties fo:text-align="justify" style:justify-single-word="false"/>
      <style:text-properties style:font-name="Courier New" fo:font-size="16pt" style:text-underline-style="none" officeooo:paragraph-rsid="0011db6d" style:font-size-asian="16pt" style:font-name-complex="Courier New"/>
    </style:style>
    <style:style style:name="P3" style:family="paragraph" style:parent-style-name="Standard">
      <style:paragraph-properties fo:text-align="justify" style:justify-single-word="false"/>
      <style:text-properties style:font-name="Courier New" fo:font-size="14pt" officeooo:paragraph-rsid="0011db6d" style:font-size-asian="14pt" style:font-name-complex="Courier New"/>
    </style:style>
    <style:style style:name="P4" style:family="paragraph" style:parent-style-name="Standard">
      <style:paragraph-properties fo:text-align="justify" style:justify-single-word="false"/>
      <style:text-properties style:font-name="Courier New" fo:font-size="8pt" officeooo:paragraph-rsid="0011db6d" style:font-size-asian="8pt" style:font-name-complex="Courier New" style:font-size-complex="8pt"/>
    </style:style>
    <style:style style:name="P5" style:family="paragraph" style:parent-style-name="Standard">
      <style:paragraph-properties fo:text-align="justify" style:justify-single-word="false" style:snap-to-layout-grid="false"/>
      <style:text-properties officeooo:paragraph-rsid="0011db6d"/>
    </style:style>
    <style:style style:name="P6" style:family="paragraph" style:parent-style-name="Standard">
      <style:paragraph-properties fo:text-align="justify" style:justify-single-word="false"/>
      <style:text-properties officeooo:paragraph-rsid="0011db6d"/>
    </style:style>
    <style:style style:name="P7" style:family="paragraph" style:parent-style-name="Standard">
      <style:paragraph-properties fo:text-align="justify" style:justify-single-word="false" style:snap-to-layout-grid="false"/>
      <style:text-properties fo:font-size="14pt" fo:font-weight="bold" officeooo:paragraph-rsid="0011db6d" style:font-size-asian="14pt" style:font-weight-asian="bold" style:font-weight-complex="bold"/>
    </style:style>
    <style:style style:name="P8" style:family="paragraph" style:parent-style-name="Standard">
      <style:paragraph-properties fo:text-align="justify" style:justify-single-word="false" style:snap-to-layout-grid="false"/>
      <style:text-properties fo:font-size="14pt" officeooo:paragraph-rsid="0011db6d" style:font-size-asian="14pt"/>
    </style:style>
    <style:style style:name="P9" style:family="paragraph" style:parent-style-name="Standard">
      <style:paragraph-properties fo:text-align="justify" style:justify-single-word="false" style:snap-to-layout-grid="false"/>
      <style:text-properties fo:font-size="14pt" officeooo:paragraph-rsid="0011db6d" fo:background-color="#ffff00" style:font-size-asian="14pt"/>
    </style:style>
    <style:style style:name="P10" style:family="paragraph" style:parent-style-name="Standard">
      <style:paragraph-properties fo:text-align="justify" style:justify-single-word="false"/>
      <style:text-properties fo:font-size="14pt" fo:font-style="italic" officeooo:paragraph-rsid="0011db6d" style:font-size-asian="14pt" style:font-style-asian="italic" style:font-size-complex="14pt"/>
    </style:style>
    <style:style style:name="P11" style:family="paragraph" style:parent-style-name="Standard">
      <style:paragraph-properties style:snap-to-layout-grid="false"/>
      <style:text-properties fo:font-style="italic" fo:font-weight="bold" officeooo:paragraph-rsid="0011db6d" style:font-style-asian="italic" style:font-weight-asian="bold"/>
    </style:style>
    <style:style style:name="P12" style:family="paragraph" style:parent-style-name="Standard">
      <style:paragraph-properties style:snap-to-layout-grid="false"/>
      <style:text-properties officeooo:paragraph-rsid="0011db6d"/>
    </style:style>
    <style:style style:name="P13" style:family="paragraph" style:parent-style-name="Standard">
      <style:paragraph-properties style:snap-to-layout-grid="false"/>
      <style:text-properties fo:font-weight="bold" officeooo:paragraph-rsid="0011db6d" style:font-weight-asian="bold"/>
    </style:style>
    <style:style style:name="P14" style:family="paragraph" style:parent-style-name="Standard">
      <style:text-properties fo:font-size="8pt" officeooo:paragraph-rsid="0011db6d" style:font-size-asian="8pt" style:font-size-complex="8pt"/>
    </style:style>
    <style:style style:name="P15" style:family="paragraph" style:parent-style-name="Standard">
      <style:text-properties officeooo:paragraph-rsid="0011db6d"/>
    </style:style>
    <style:style style:name="P16" style:family="paragraph" style:parent-style-name="Standard">
      <style:paragraph-properties fo:margin-left="0cm" fo:margin-right="0cm" fo:text-align="justify" style:justify-single-word="false" fo:text-indent="1.249cm" style:auto-text-indent="false"/>
      <style:text-properties style:font-name="Courier New" fo:font-size="14pt" officeooo:paragraph-rsid="0011db6d" style:font-size-asian="14pt" style:font-name-complex="Courier New"/>
    </style:style>
    <style:style style:name="P17" style:family="paragraph" style:parent-style-name="Standard">
      <style:paragraph-properties fo:margin-left="0cm" fo:margin-right="0cm" fo:text-align="justify" style:justify-single-word="false" fo:text-indent="1.249cm" style:auto-text-indent="false"/>
      <style:text-properties style:font-name="Courier New" fo:font-size="16pt" officeooo:paragraph-rsid="0011db6d" style:font-size-asian="16pt" style:font-name-complex="Courier New"/>
    </style:style>
    <style:style style:name="P18" style:family="paragraph" style:parent-style-name="Standard">
      <style:paragraph-properties fo:margin-left="0cm" fo:margin-right="0cm" fo:text-align="justify" style:justify-single-word="false" fo:text-indent="1.249cm" style:auto-text-indent="false"/>
      <style:text-properties style:font-name="Courier New" fo:font-size="16pt" style:text-underline-style="solid" style:text-underline-width="auto" style:text-underline-color="font-color" officeooo:paragraph-rsid="0011db6d" style:font-size-asian="16pt" style:font-name-complex="Courier New"/>
    </style:style>
    <style:style style:name="P19" style:family="paragraph" style:parent-style-name="Standard">
      <style:paragraph-properties fo:margin-left="0cm" fo:margin-right="0cm" fo:text-align="justify" style:justify-single-word="false" fo:text-indent="1.249cm" style:auto-text-indent="false"/>
      <style:text-properties style:font-name="Courier New" fo:font-size="16pt" style:text-underline-style="solid" style:text-underline-width="auto" style:text-underline-color="font-color" officeooo:paragraph-rsid="0011db6d" style:font-size-asian="16pt" style:font-name-complex="Courier New" style:font-size-complex="16pt"/>
    </style:style>
    <style:style style:name="P20" style:family="paragraph" style:parent-style-name="Standard">
      <style:paragraph-properties fo:margin-left="0cm" fo:margin-right="0cm" fo:text-align="justify" style:justify-single-word="false" fo:text-indent="1.249cm" style:auto-text-indent="false"/>
      <style:text-properties style:font-name="Courier New" officeooo:paragraph-rsid="0011db6d" style:font-name-complex="Courier New"/>
    </style:style>
    <style:style style:name="P21" style:family="paragraph" style:parent-style-name="Standard">
      <style:paragraph-properties fo:margin-left="0cm" fo:margin-right="0cm" fo:text-indent="1.249cm" style:auto-text-indent="false"/>
      <style:text-properties style:font-name="Arial" fo:font-size="16pt" style:text-underline-style="solid" style:text-underline-width="auto" style:text-underline-color="font-color" fo:font-weight="normal" officeooo:paragraph-rsid="0011db6d" style:font-size-asian="16pt" style:font-weight-asian="normal" style:font-name-complex="Arial" style:font-size-complex="16pt" style:font-weight-complex="normal"/>
    </style:style>
    <style:style style:name="P22" style:family="paragraph" style:parent-style-name="Standard">
      <style:paragraph-properties fo:margin-left="0cm" fo:margin-right="0cm" fo:text-indent="1.249cm" style:auto-text-indent="false"/>
      <style:text-properties style:font-name="Arial" fo:font-size="14pt" officeooo:paragraph-rsid="0011db6d" style:font-size-asian="14pt" style:font-name-complex="Arial" style:font-size-complex="14pt"/>
    </style:style>
    <style:style style:name="P23" style:family="paragraph" style:parent-style-name="Standard">
      <style:paragraph-properties fo:margin-left="0cm" fo:margin-right="0cm" fo:text-align="justify" style:justify-single-word="false" fo:text-indent="1.249cm" style:auto-text-indent="false"/>
      <style:text-properties officeooo:paragraph-rsid="0011db6d"/>
    </style:style>
    <style:style style:name="P24" style:family="paragraph" style:parent-style-name="Standard" style:list-style-name="WW8Num7">
      <style:paragraph-properties fo:margin-left="3.762cm" fo:margin-right="0cm" fo:text-align="justify" style:justify-single-word="false" fo:text-indent="-1.27cm" style:auto-text-indent="false">
        <style:tab-stops>
          <style:tab-stop style:position="3.762cm"/>
        </style:tab-stops>
      </style:paragraph-properties>
      <style:text-properties style:font-name="Courier New" fo:font-size="16pt" officeooo:paragraph-rsid="0011db6d" style:font-size-asian="16pt" style:font-name-complex="Courier New"/>
    </style:style>
    <style:style style:name="P25" style:family="paragraph" style:parent-style-name="Standard">
      <style:paragraph-properties fo:margin-left="1.249cm" fo:margin-right="0cm" fo:text-align="justify" style:justify-single-word="false" fo:text-indent="1.249cm" style:auto-text-indent="false"/>
      <style:text-properties style:font-name="Courier New" fo:font-size="16pt" officeooo:paragraph-rsid="0011db6d" style:font-size-asian="16pt" style:font-name-complex="Courier New"/>
    </style:style>
    <style:style style:name="P26" style:family="paragraph" style:parent-style-name="Standard">
      <style:paragraph-properties fo:margin-left="0.635cm" fo:margin-right="0cm" fo:text-align="justify" style:justify-single-word="false" fo:text-indent="0.614cm" style:auto-text-indent="false"/>
      <style:text-properties style:font-name="Courier New" fo:font-size="16pt" officeooo:paragraph-rsid="0011db6d" style:font-size-asian="16pt" style:font-name-complex="Courier New" style:font-size-complex="16pt"/>
    </style:style>
    <style:style style:name="P27" style:family="paragraph" style:parent-style-name="Standard">
      <style:paragraph-properties fo:margin-left="5.006cm" fo:margin-right="0cm" fo:margin-top="0.212cm" fo:margin-bottom="0cm" style:contextual-spacing="false" style:line-height-at-least="0.423cm" fo:text-align="justify" style:justify-single-word="false" fo:text-indent="-3.757cm" style:auto-text-indent="false"/>
      <style:text-properties style:font-name="Courier New" fo:font-size="14pt" officeooo:paragraph-rsid="0011db6d" style:font-size-asian="14pt" style:font-name-complex="Courier New"/>
    </style:style>
    <style:style style:name="P28" style:family="paragraph" style:parent-style-name="Standard">
      <style:paragraph-properties fo:margin-left="5.006cm" fo:margin-right="0cm" fo:margin-top="0.212cm" fo:margin-bottom="0cm" style:contextual-spacing="false" style:line-height-at-least="0.423cm" fo:text-align="justify" style:justify-single-word="false" fo:text-indent="1.238cm" style:auto-text-indent="false"/>
      <style:text-properties style:font-name="Courier New" fo:font-size="14pt" officeooo:paragraph-rsid="0011db6d" style:font-size-asian="14pt" style:font-name-complex="Courier New"/>
    </style:style>
    <style:style style:name="P29" style:family="paragraph" style:parent-style-name="Standard">
      <style:paragraph-properties fo:margin-left="1.249cm" fo:margin-right="0cm" fo:margin-top="0.212cm" fo:margin-bottom="0cm" style:contextual-spacing="false" style:line-height-at-least="0.423cm" fo:text-align="justify" style:justify-single-word="false" fo:text-indent="0cm" style:auto-text-indent="false"/>
      <style:text-properties style:font-name="Courier New" fo:font-size="14pt" officeooo:paragraph-rsid="0011db6d" style:font-size-asian="14pt" style:font-name-complex="Courier New"/>
    </style:style>
    <style:style style:name="P30" style:family="paragraph" style:parent-style-name="Standard">
      <style:paragraph-properties fo:margin-left="1.249cm" fo:margin-right="0cm" fo:margin-top="0.212cm" fo:margin-bottom="0cm" style:contextual-spacing="false" style:line-height-at-least="0.423cm" fo:text-align="justify" style:justify-single-word="false" fo:text-indent="0cm" style:auto-text-indent="false"/>
      <style:text-properties officeooo:paragraph-rsid="0011db6d"/>
    </style:style>
    <style:style style:name="P31" style:family="paragraph" style:parent-style-name="Standard">
      <style:paragraph-properties fo:margin-top="0.212cm" fo:margin-bottom="0cm" style:contextual-spacing="false" style:line-height-at-least="0.423cm" fo:text-align="justify" style:justify-single-word="false"/>
      <style:text-properties style:font-name="Courier New" fo:font-size="14pt" officeooo:paragraph-rsid="0011db6d" style:font-size-asian="14pt" style:font-name-complex="Courier New"/>
    </style:style>
    <style:style style:name="P32" style:family="paragraph" style:parent-style-name="Standard">
      <style:paragraph-properties fo:margin-top="0.212cm" fo:margin-bottom="0cm" style:contextual-spacing="false" style:line-height-at-least="0.423cm" fo:text-align="justify" style:justify-single-word="false"/>
      <style:text-properties officeooo:paragraph-rsid="0011db6d"/>
    </style:style>
    <style:style style:name="P33" style:family="paragraph" style:parent-style-name="Standard">
      <style:paragraph-properties fo:margin-top="0cm" fo:margin-bottom="0.353cm" style:contextual-spacing="false" fo:text-align="justify" style:justify-single-word="false"/>
      <style:text-properties officeooo:paragraph-rsid="0011db6d"/>
    </style:style>
    <style:style style:name="P34" style:family="paragraph" style:parent-style-name="Standard" style:list-style-name="WW8Num10">
      <style:paragraph-properties fo:margin-left="1.27cm" fo:margin-right="0cm" fo:text-align="justify" style:justify-single-word="false" fo:text-indent="-0.635cm" style:auto-text-indent="false">
        <style:tab-stops>
          <style:tab-stop style:position="1.27cm"/>
        </style:tab-stops>
      </style:paragraph-properties>
      <style:text-properties style:font-name="Courier New" fo:font-size="14pt" officeooo:paragraph-rsid="0011db6d" style:font-size-asian="14pt" style:font-name-complex="Courier New"/>
    </style:style>
    <style:style style:name="P35" style:family="paragraph" style:parent-style-name="Standard" style:list-style-name="WW8Num9">
      <style:paragraph-properties fo:margin-left="1.27cm" fo:margin-right="0cm" fo:text-align="justify" style:justify-single-word="false" fo:text-indent="-0.635cm" style:auto-text-indent="false">
        <style:tab-stops>
          <style:tab-stop style:position="1.27cm"/>
        </style:tab-stops>
      </style:paragraph-properties>
      <style:text-properties style:font-name="Courier New" fo:font-size="14pt" officeooo:paragraph-rsid="0011db6d" style:font-size-asian="14pt" style:font-name-complex="Courier New"/>
    </style:style>
    <style:style style:name="P36" style:family="paragraph" style:parent-style-name="Standard">
      <style:paragraph-properties fo:margin-left="1.27cm" fo:margin-right="0cm" fo:text-align="justify" style:justify-single-word="false" fo:text-indent="0cm" style:auto-text-indent="false">
        <style:tab-stops>
          <style:tab-stop style:position="2.54cm"/>
        </style:tab-stops>
      </style:paragraph-properties>
      <style:text-properties style:font-name="Courier New" fo:font-size="14pt" officeooo:paragraph-rsid="0011db6d" style:font-size-asian="14pt" style:font-name-complex="Courier New"/>
    </style:style>
    <style:style style:name="P37" style:family="paragraph" style:parent-style-name="Standard">
      <style:paragraph-properties fo:margin-left="0.635cm" fo:margin-right="0cm" fo:text-align="justify" style:justify-single-word="false" fo:text-indent="0cm" style:auto-text-indent="false"/>
      <style:text-properties officeooo:paragraph-rsid="0011db6d"/>
    </style:style>
    <style:style style:name="P38" style:family="paragraph" style:parent-style-name="Odstavec">
      <style:paragraph-properties fo:line-height="100%"/>
      <style:text-properties style:font-name="Courier New" fo:font-size="16pt" officeooo:paragraph-rsid="0011db6d" style:font-size-asian="16pt" style:font-name-complex="Courier New" style:font-size-complex="16pt"/>
    </style:style>
    <style:style style:name="P39" style:family="paragraph" style:parent-style-name="Odstavec">
      <style:paragraph-properties fo:margin-left="0cm" fo:margin-right="0cm" fo:margin-top="0cm" fo:margin-bottom="0cm" style:contextual-spacing="false" fo:text-indent="0cm" style:auto-text-indent="false"/>
      <style:text-properties style:font-name="Courier New" fo:font-size="18pt" fo:font-weight="bold" officeooo:paragraph-rsid="0011db6d" style:font-size-asian="18pt" style:font-weight-asian="bold" style:font-name-complex="Courier New" style:font-size-complex="18pt" style:font-weight-complex="bold"/>
    </style:style>
    <style:style style:name="P40" style:family="paragraph" style:parent-style-name="Odstavec" style:list-style-name="WW8Num5">
      <style:paragraph-properties fo:margin-left="2.519cm" fo:margin-right="0cm" fo:margin-top="0cm" fo:margin-bottom="0cm" style:contextual-spacing="false" fo:line-height="100%" fo:text-indent="-1.27cm" style:auto-text-indent="false">
        <style:tab-stops>
          <style:tab-stop style:position="2.519cm"/>
        </style:tab-stops>
      </style:paragraph-properties>
      <style:text-properties style:font-name="Courier New" fo:font-size="16pt" fo:font-weight="bold" officeooo:paragraph-rsid="0011db6d" style:font-size-asian="16pt" style:font-weight-asian="bold" style:font-name-complex="Courier New" style:font-size-complex="16pt" style:font-weight-complex="bold"/>
    </style:style>
    <style:style style:name="P41" style:family="paragraph" style:parent-style-name="Odstavec">
      <style:paragraph-properties fo:margin-top="0cm" fo:margin-bottom="0cm" style:contextual-spacing="false" fo:line-height="100%"/>
      <style:text-properties style:font-name="Courier New" fo:font-size="16pt" officeooo:paragraph-rsid="0011db6d" style:font-size-asian="16pt" style:font-name-complex="Courier New" style:font-size-complex="16pt"/>
    </style:style>
    <style:style style:name="P42" style:family="paragraph" style:parent-style-name="Odstavec">
      <style:paragraph-properties fo:margin-top="0cm" fo:margin-bottom="0cm" style:contextual-spacing="false" fo:line-height="100%"/>
      <style:text-properties officeooo:paragraph-rsid="0011db6d"/>
    </style:style>
    <style:style style:name="P43" style:family="paragraph" style:parent-style-name="Odstavec">
      <style:paragraph-properties fo:margin-left="0cm" fo:margin-right="0cm" fo:line-height="100%" fo:text-indent="1.016cm" style:auto-text-indent="false"/>
      <style:text-properties style:font-name="Courier New" fo:font-size="16pt" officeooo:paragraph-rsid="0011db6d" style:font-size-asian="16pt" style:font-name-complex="Courier New" style:font-size-complex="16pt"/>
    </style:style>
    <style:style style:name="P44" style:family="paragraph" style:parent-style-name="Text_20_body_20_indent">
      <style:text-properties style:font-name="Courier New" fo:font-size="16pt" style:text-underline-style="solid" style:text-underline-width="auto" style:text-underline-color="font-color" officeooo:paragraph-rsid="0011db6d" style:font-size-asian="16pt" style:font-name-complex="Courier New"/>
    </style:style>
    <style:style style:name="P45" style:family="paragraph" style:parent-style-name="Text_20_body_20_indent">
      <style:text-properties style:font-name="Courier New" fo:font-size="16pt" style:text-underline-style="solid" style:text-underline-width="auto" style:text-underline-color="font-color" fo:font-weight="bold" officeooo:paragraph-rsid="0011db6d" style:font-size-asian="16pt" style:font-weight-asian="bold" style:font-name-complex="Courier New" style:font-weight-complex="bold"/>
    </style:style>
    <style:style style:name="P46" style:family="paragraph" style:parent-style-name="Text_20_body_20_indent">
      <style:text-properties style:font-name="Courier New" fo:font-size="16pt" officeooo:paragraph-rsid="0011db6d" style:font-size-asian="16pt" style:font-name-complex="Courier New" style:font-size-complex="16pt"/>
    </style:style>
    <style:style style:name="P47" style:family="paragraph" style:parent-style-name="Text_20_body_20_indent">
      <style:text-properties style:font-name="Courier New" fo:font-size="16pt" officeooo:paragraph-rsid="0011db6d" style:font-size-asian="16pt" style:font-name-complex="Courier New"/>
    </style:style>
    <style:style style:name="P48" style:family="paragraph" style:parent-style-name="Text_20_body_20_indent">
      <style:text-properties style:font-name="Courier New" fo:font-size="16pt" fo:font-weight="bold" officeooo:paragraph-rsid="0011db6d" style:font-size-asian="16pt" style:font-weight-asian="bold" style:font-name-complex="Courier New" style:font-size-complex="16pt" style:font-weight-complex="bold"/>
    </style:style>
    <style:style style:name="P49" style:family="paragraph" style:parent-style-name="Text_20_body_20_indent">
      <style:text-properties style:font-name="Courier New" fo:font-size="16pt" fo:font-weight="bold" officeooo:paragraph-rsid="0011db6d" style:font-size-asian="16pt" style:font-weight-asian="bold" style:font-name-complex="Courier New" style:font-weight-complex="bold"/>
    </style:style>
    <style:style style:name="P50" style:family="paragraph" style:parent-style-name="Text_20_body_20_indent">
      <style:text-properties style:font-name="Courier New" fo:font-size="18pt" fo:font-weight="bold" officeooo:paragraph-rsid="0011db6d" style:font-size-asian="18pt" style:font-weight-asian="bold" style:font-name-complex="Courier New" style:font-weight-complex="bold"/>
    </style:style>
    <style:style style:name="P51" style:family="paragraph" style:parent-style-name="Text_20_body_20_indent">
      <style:text-properties style:font-name="Courier New" officeooo:paragraph-rsid="0011db6d" style:font-name-complex="Courier New"/>
    </style:style>
    <style:style style:name="P52" style:family="paragraph" style:parent-style-name="Text_20_body_20_indent">
      <style:text-properties style:font-name="Courier New" fo:font-size="12pt" officeooo:paragraph-rsid="0011db6d" style:font-size-asian="12pt" style:font-name-complex="Courier New"/>
    </style:style>
    <style:style style:name="P53" style:family="paragraph" style:parent-style-name="Text_20_body_20_indent">
      <style:text-properties style:font-name="Courier New" style:text-underline-style="solid" style:text-underline-width="auto" style:text-underline-color="font-color" officeooo:paragraph-rsid="0011db6d" style:font-name-complex="Courier New"/>
    </style:style>
    <style:style style:name="P54" style:family="paragraph" style:parent-style-name="Text_20_body_20_indent">
      <style:text-properties fo:color="#ff0000" style:font-name="Courier New" fo:font-size="16pt" style:text-underline-style="solid" style:text-underline-width="auto" style:text-underline-color="font-color" officeooo:paragraph-rsid="0011db6d" style:font-size-asian="16pt" style:font-name-complex="Courier New"/>
    </style:style>
    <style:style style:name="P55" style:family="paragraph" style:parent-style-name="Text_20_body_20_indent">
      <style:text-properties officeooo:paragraph-rsid="0011db6d"/>
    </style:style>
    <style:style style:name="P56" style:family="paragraph" style:parent-style-name="Text_20_body_20_indent">
      <style:paragraph-properties fo:margin-left="1.249cm" fo:margin-right="0cm" fo:text-indent="0cm" style:auto-text-indent="false"/>
      <style:text-properties style:font-name="Courier New" fo:font-size="22pt" style:text-underline-style="solid" style:text-underline-width="auto" style:text-underline-color="font-color" officeooo:paragraph-rsid="0011db6d" style:font-size-asian="22pt" style:font-name-complex="Courier New"/>
    </style:style>
    <style:style style:name="P57" style:family="paragraph" style:parent-style-name="Text_20_body_20_indent">
      <style:paragraph-properties fo:margin-left="1.249cm" fo:margin-right="0cm" fo:text-indent="0cm" style:auto-text-indent="false"/>
      <style:text-properties style:font-name="Courier New" fo:font-size="16pt" fo:font-weight="bold" officeooo:paragraph-rsid="0011db6d" style:font-size-asian="16pt" style:font-weight-asian="bold" style:font-name-complex="Courier New" style:font-weight-complex="bold"/>
    </style:style>
    <style:style style:name="P58" style:family="paragraph" style:parent-style-name="Text_20_body_20_indent">
      <style:paragraph-properties fo:margin-left="1.249cm" fo:margin-right="0cm" fo:text-indent="0cm" style:auto-text-indent="false"/>
      <style:text-properties style:font-name="Courier New" fo:font-size="16pt" style:text-underline-style="solid" style:text-underline-width="auto" style:text-underline-color="font-color" officeooo:paragraph-rsid="0011db6d" style:font-size-asian="16pt" style:font-name-complex="Courier New"/>
    </style:style>
    <style:style style:name="P59" style:family="paragraph" style:parent-style-name="Text_20_body_20_indent">
      <style:paragraph-properties fo:margin-left="1.249cm" fo:margin-right="0cm" fo:text-indent="0cm" style:auto-text-indent="false"/>
      <style:text-properties style:font-name="Courier New" style:text-underline-style="solid" style:text-underline-width="auto" style:text-underline-color="font-color" fo:font-weight="bold" officeooo:paragraph-rsid="0011db6d" style:font-weight-asian="bold" style:font-name-complex="Courier New" style:font-weight-complex="bold"/>
    </style:style>
    <style:style style:name="P60" style:family="paragraph" style:parent-style-name="Text_20_body_20_indent">
      <style:paragraph-properties fo:margin-left="1.249cm" fo:margin-right="0cm" fo:text-indent="0cm" style:auto-text-indent="false"/>
      <style:text-properties style:font-name="Courier New" fo:font-size="12pt" officeooo:paragraph-rsid="0011db6d" style:font-size-asian="12pt" style:font-name-complex="Courier New"/>
    </style:style>
    <style:style style:name="P61" style:family="paragraph" style:parent-style-name="Text_20_body_20_indent">
      <style:paragraph-properties fo:margin-left="1.249cm" fo:margin-right="0cm" fo:text-indent="0cm" style:auto-text-indent="false"/>
      <style:text-properties style:font-name="Courier New" fo:font-weight="bold" officeooo:paragraph-rsid="0011db6d" style:font-weight-asian="bold" style:font-name-complex="Courier New" style:font-weight-complex="bold"/>
    </style:style>
    <style:style style:name="P62" style:family="paragraph" style:parent-style-name="Text_20_body_20_indent">
      <style:paragraph-properties fo:margin-left="1.249cm" fo:margin-right="0cm" fo:text-indent="0cm" style:auto-text-indent="false"/>
      <style:text-properties style:font-name="Courier New" officeooo:paragraph-rsid="0011db6d" style:font-name-complex="Courier New"/>
    </style:style>
    <style:style style:name="P63" style:family="paragraph" style:parent-style-name="Text_20_body_20_indent">
      <style:paragraph-properties fo:margin-left="3.747cm" fo:margin-right="0cm" fo:text-indent="0cm" style:auto-text-indent="false"/>
      <style:text-properties style:font-name="Courier New" fo:font-size="36pt" style:text-underline-style="solid" style:text-underline-width="auto" style:text-underline-color="font-color" officeooo:paragraph-rsid="0011db6d" style:font-size-asian="36pt" style:font-name-complex="Courier New"/>
    </style:style>
    <style:style style:name="P64" style:family="paragraph" style:parent-style-name="Text_20_body_20_indent">
      <style:paragraph-properties fo:margin-left="2.498cm" fo:margin-right="0cm" fo:text-indent="1.249cm" style:auto-text-indent="false"/>
      <style:text-properties style:font-name="Courier New" fo:font-size="26pt" officeooo:paragraph-rsid="0011db6d" style:font-size-asian="26pt" style:font-name-complex="Courier New"/>
    </style:style>
    <style:style style:name="P65" style:family="paragraph" style:parent-style-name="Text_20_body_20_indent">
      <style:paragraph-properties fo:margin-left="2.498cm" fo:margin-right="0cm" fo:text-indent="1.249cm" style:auto-text-indent="false"/>
      <style:text-properties style:font-name="Courier New" fo:font-size="20pt" officeooo:paragraph-rsid="0011db6d" style:font-size-asian="20pt" style:font-name-complex="Courier New"/>
    </style:style>
    <style:style style:name="P66" style:family="paragraph" style:parent-style-name="Text_20_body_20_indent">
      <style:paragraph-properties fo:margin-left="1.249cm" fo:margin-right="0cm" fo:text-indent="1.249cm" style:auto-text-indent="false"/>
      <style:text-properties style:font-name="Courier New" fo:font-size="20pt" officeooo:paragraph-rsid="0011db6d" style:font-size-asian="20pt" style:font-name-complex="Courier New"/>
    </style:style>
    <style:style style:name="P67" style:family="paragraph" style:parent-style-name="Text_20_body_20_indent">
      <style:paragraph-properties fo:margin-left="1.249cm" fo:margin-right="0cm" fo:text-indent="1.249cm" style:auto-text-indent="false"/>
      <style:text-properties style:font-name="Courier New" officeooo:paragraph-rsid="0011db6d" style:font-name-complex="Courier New"/>
    </style:style>
    <style:style style:name="P68" style:family="paragraph" style:parent-style-name="Text_20_body_20_indent">
      <style:paragraph-properties fo:margin-left="1.249cm" fo:margin-right="0cm" fo:text-indent="1.249cm" style:auto-text-indent="false"/>
      <style:text-properties style:font-name="Courier New" style:text-underline-style="solid" style:text-underline-width="auto" style:text-underline-color="font-color" officeooo:paragraph-rsid="0011db6d" style:font-name-complex="Courier New"/>
    </style:style>
    <style:style style:name="P69" style:family="paragraph" style:parent-style-name="Text_20_body_20_indent">
      <style:paragraph-properties fo:margin-left="1.249cm" fo:margin-right="0cm" fo:text-indent="1.249cm" style:auto-text-indent="false"/>
      <style:text-properties style:font-name="Courier New" fo:font-size="12pt" officeooo:paragraph-rsid="0011db6d" style:font-size-asian="12pt" style:font-name-complex="Courier New"/>
    </style:style>
    <style:style style:name="P70" style:family="paragraph" style:parent-style-name="Text_20_body_20_indent">
      <style:paragraph-properties fo:margin-left="4.995cm" fo:margin-right="0cm" fo:text-indent="1.249cm" style:auto-text-indent="false"/>
      <style:text-properties style:font-name="Courier New" fo:font-size="16pt" officeooo:paragraph-rsid="0011db6d" style:font-size-asian="16pt" style:font-name-complex="Courier New"/>
    </style:style>
    <style:style style:name="P71" style:family="paragraph" style:parent-style-name="Text_20_body_20_indent">
      <style:paragraph-properties fo:margin-left="0cm" fo:margin-right="0cm" fo:text-indent="0cm" style:auto-text-indent="false"/>
      <style:text-properties style:font-name="Courier New" fo:font-size="16pt" officeooo:paragraph-rsid="0011db6d" style:font-size-asian="16pt" style:font-name-complex="Courier New" style:font-size-complex="16pt"/>
    </style:style>
    <style:style style:name="P72" style:family="paragraph" style:parent-style-name="Text_20_body_20_indent">
      <style:paragraph-properties fo:margin-left="0cm" fo:margin-right="0cm" fo:text-indent="0cm" style:auto-text-indent="false"/>
      <style:text-properties style:font-name="Courier New" fo:font-size="16pt" officeooo:paragraph-rsid="0011db6d" style:font-size-asian="16pt" style:font-name-complex="Courier New"/>
    </style:style>
    <style:style style:name="P73" style:family="paragraph" style:parent-style-name="Text_20_body_20_indent">
      <style:paragraph-properties fo:margin-left="0cm" fo:margin-right="0cm" fo:text-indent="0cm" style:auto-text-indent="false"/>
      <style:text-properties style:font-name="Courier New" fo:font-size="12pt" officeooo:paragraph-rsid="0011db6d" style:font-size-asian="12pt" style:font-name-complex="Courier New"/>
    </style:style>
    <style:style style:name="P74" style:family="paragraph" style:parent-style-name="Text_20_body_20_indent">
      <style:paragraph-properties fo:margin-left="0cm" fo:margin-right="0cm" fo:text-indent="0cm" style:auto-text-indent="false"/>
      <style:text-properties fo:font-size="8pt" officeooo:paragraph-rsid="0011db6d" style:font-size-asian="8pt" style:font-size-complex="8pt"/>
    </style:style>
    <style:style style:name="P75" style:family="paragraph" style:parent-style-name="Text_20_body_20_indent" style:list-style-name="WW8Num5">
      <style:paragraph-properties fo:margin-left="2.519cm" fo:margin-right="0cm" fo:text-indent="-1.27cm" style:auto-text-indent="false">
        <style:tab-stops>
          <style:tab-stop style:position="2.519cm"/>
        </style:tab-stops>
      </style:paragraph-properties>
      <style:text-properties style:font-name="Courier New" fo:font-size="16pt" fo:font-weight="bold" officeooo:paragraph-rsid="0011db6d" style:font-size-asian="16pt" style:font-weight-asian="bold" style:font-name-complex="Courier New" style:font-weight-complex="bold"/>
    </style:style>
    <style:style style:name="P76" style:family="paragraph" style:parent-style-name="Text_20_body_20_indent" style:list-style-name="WW8Num11">
      <style:paragraph-properties fo:margin-left="2.519cm" fo:margin-right="0cm" fo:text-indent="-1.27cm" style:auto-text-indent="false">
        <style:tab-stops>
          <style:tab-stop style:position="2.519cm"/>
        </style:tab-stops>
      </style:paragraph-properties>
      <style:text-properties style:font-name="Courier New" fo:font-weight="bold" officeooo:paragraph-rsid="0011db6d" style:font-weight-asian="bold" style:font-name-complex="Courier New" style:font-weight-complex="bold"/>
    </style:style>
    <style:style style:name="P77" style:family="paragraph" style:parent-style-name="Text_20_body_20_indent" style:list-style-name="WW8Num13">
      <style:paragraph-properties fo:margin-left="3.048cm" fo:margin-right="0cm" fo:text-indent="-1.799cm" style:auto-text-indent="false">
        <style:tab-stops>
          <style:tab-stop style:position="3.048cm"/>
        </style:tab-stops>
      </style:paragraph-properties>
      <style:text-properties officeooo:paragraph-rsid="0011db6d"/>
    </style:style>
    <style:style style:name="P78" style:family="paragraph" style:parent-style-name="Text_20_body_20_indent" style:list-style-name="WW8Num8">
      <style:paragraph-properties fo:margin-left="2.016cm" fo:margin-right="0cm" fo:text-indent="-0.767cm" style:auto-text-indent="false">
        <style:tab-stops>
          <style:tab-stop style:position="2.016cm"/>
        </style:tab-stops>
      </style:paragraph-properties>
      <style:text-properties style:font-name="Courier New" style:text-underline-style="solid" style:text-underline-width="auto" style:text-underline-color="font-color" fo:font-weight="bold" officeooo:paragraph-rsid="0011db6d" style:font-weight-asian="bold" style:font-name-complex="Courier New" style:font-weight-complex="bold"/>
    </style:style>
    <style:style style:name="P79" style:family="paragraph" style:parent-style-name="Text_20_body_20_indent">
      <style:paragraph-properties fo:margin-left="2.016cm" fo:margin-right="0cm" fo:text-indent="0cm" style:auto-text-indent="false"/>
      <style:text-properties style:font-name="Courier New" officeooo:paragraph-rsid="0011db6d" style:font-name-complex="Courier New"/>
    </style:style>
    <style:style style:name="P80" style:family="paragraph" style:parent-style-name="Text_20_body_20_indent">
      <style:paragraph-properties fo:margin-left="2.016cm" fo:margin-right="0cm" fo:text-indent="0cm" style:auto-text-indent="false"/>
      <style:text-properties officeooo:paragraph-rsid="0011db6d"/>
    </style:style>
    <style:style style:name="P81" style:family="paragraph" style:parent-style-name="Text_20_body_20_indent" style:master-page-name="Standard">
      <style:paragraph-properties style:page-number="auto"/>
      <style:text-properties style:font-name="Courier New" fo:font-size="16pt" officeooo:paragraph-rsid="0011db6d" style:font-size-asian="16pt" style:font-name-complex="Courier New"/>
    </style:style>
    <style:style style:name="P82" style:family="paragraph" style:parent-style-name="Heading_20_5">
      <style:paragraph-properties fo:margin-left="0cm" fo:margin-right="0cm" fo:text-indent="0cm" style:auto-text-indent="false">
        <style:tab-stops>
          <style:tab-stop style:position="0cm"/>
        </style:tab-stops>
      </style:paragraph-properties>
      <style:text-properties officeooo:paragraph-rsid="0011db6d"/>
    </style:style>
    <style:style style:name="P83" style:family="paragraph" style:parent-style-name="Heading_20_1">
      <style:paragraph-properties>
        <style:tab-stops>
          <style:tab-stop style:position="1.249cm"/>
        </style:tab-stops>
      </style:paragraph-properties>
      <style:text-properties style:text-underline-style="none" officeooo:paragraph-rsid="0011db6d" style:font-name-complex="Courier New"/>
    </style:style>
    <style:style style:name="P84" style:family="paragraph" style:parent-style-name="Heading_20_1">
      <style:paragraph-properties>
        <style:tab-stops>
          <style:tab-stop style:position="1.249cm"/>
        </style:tab-stops>
      </style:paragraph-properties>
      <style:text-properties officeooo:paragraph-rsid="0011db6d"/>
    </style:style>
    <style:style style:name="P85" style:family="paragraph" style:parent-style-name="Základní_20_text_20_odsazený_20_21">
      <style:text-properties fo:font-size="14pt" officeooo:paragraph-rsid="0011db6d" style:font-size-asian="14pt" style:font-size-complex="12pt"/>
    </style:style>
    <style:style style:name="P86" style:family="paragraph" style:parent-style-name="Základní_20_text_20_odsazený_20_21">
      <style:text-properties fo:font-size="14pt" officeooo:paragraph-rsid="0011db6d" style:font-size-asian="14pt"/>
    </style:style>
    <style:style style:name="P87" style:family="paragraph" style:parent-style-name="Heading_20_2">
      <style:paragraph-properties style:snap-to-layout-grid="false">
        <style:tab-stops>
          <style:tab-stop style:position="0cm"/>
        </style:tab-stops>
      </style:paragraph-properties>
      <style:text-properties fo:font-size="14pt" officeooo:paragraph-rsid="0011db6d" style:font-size-asian="14pt"/>
    </style:style>
    <style:style style:name="P88" style:family="paragraph" style:parent-style-name="Heading_20_2">
      <style:paragraph-properties>
        <style:tab-stops>
          <style:tab-stop style:position="0cm"/>
        </style:tab-stops>
      </style:paragraph-properties>
      <style:text-properties style:font-name="Courier New" fo:font-size="16pt" officeooo:paragraph-rsid="0011db6d" style:font-size-asian="16pt" style:font-name-complex="Courier New"/>
    </style:style>
    <style:style style:name="P89" style:family="paragraph" style:parent-style-name="Heading_20_2">
      <style:paragraph-properties>
        <style:tab-stops>
          <style:tab-stop style:position="0cm"/>
        </style:tab-stops>
      </style:paragraph-properties>
      <style:text-properties style:font-name="Courier New" fo:font-size="8pt" officeooo:paragraph-rsid="0011db6d" style:font-size-asian="8pt" style:font-name-complex="Courier New" style:font-size-complex="8pt"/>
    </style:style>
    <style:style style:name="P90" style:family="paragraph" style:parent-style-name="Heading_20_2">
      <style:paragraph-properties>
        <style:tab-stops>
          <style:tab-stop style:position="0cm"/>
        </style:tab-stops>
      </style:paragraph-properties>
      <style:text-properties style:font-name="Courier New" fo:font-size="14pt" officeooo:paragraph-rsid="0011db6d" style:font-size-asian="14pt" style:font-name-complex="Courier New"/>
    </style:style>
    <style:style style:name="P91" style:family="paragraph" style:parent-style-name="Heading_20_2">
      <style:paragraph-properties>
        <style:tab-stops>
          <style:tab-stop style:position="0cm"/>
        </style:tab-stops>
      </style:paragraph-properties>
      <style:text-properties officeooo:paragraph-rsid="0011db6d"/>
    </style:style>
    <style:style style:name="P92" style:family="paragraph" style:parent-style-name="Heading_20_2">
      <style:paragraph-properties fo:margin-left="1.016cm" fo:margin-right="0cm" fo:margin-top="0.423cm" fo:margin-bottom="0.106cm" style:contextual-spacing="false" fo:text-indent="0cm" style:auto-text-indent="false">
        <style:tab-stops>
          <style:tab-stop style:position="1.016cm"/>
        </style:tab-stops>
      </style:paragraph-properties>
      <style:text-properties style:font-name="Courier New" fo:font-size="16pt" officeooo:paragraph-rsid="0011db6d" style:font-size-asian="16pt" style:font-name-complex="Courier New" style:font-size-complex="16pt"/>
    </style:style>
    <style:style style:name="P93" style:family="paragraph" style:parent-style-name="Heading_20_2">
      <style:paragraph-properties fo:margin-left="1.016cm" fo:margin-right="0cm" fo:text-indent="0cm" style:auto-text-indent="false">
        <style:tab-stops>
          <style:tab-stop style:position="1.016cm"/>
        </style:tab-stops>
      </style:paragraph-properties>
      <style:text-properties style:font-name="Courier New" fo:font-size="16pt" officeooo:paragraph-rsid="0011db6d" style:font-size-asian="16pt" style:font-name-complex="Courier New" style:font-size-complex="16pt"/>
    </style:style>
    <style:style style:name="P94" style:family="paragraph" style:parent-style-name="Heading_20_3">
      <style:paragraph-properties>
        <style:tab-stops>
          <style:tab-stop style:position="0cm"/>
        </style:tab-stops>
      </style:paragraph-properties>
      <style:text-properties officeooo:paragraph-rsid="0011db6d"/>
    </style:style>
    <style:style style:name="T1" style:family="text">
      <style:text-properties style:font-name="Courier New" style:font-name-complex="Courier New"/>
    </style:style>
    <style:style style:name="T2" style:family="text">
      <style:text-properties style:font-name="Courier New" fo:font-size="16pt" style:font-size-asian="16pt" style:font-name-complex="Courier New"/>
    </style:style>
    <style:style style:name="T3" style:family="text">
      <style:text-properties style:font-name="Courier New" fo:font-size="16pt" style:font-size-asian="16pt" style:font-name-complex="Courier New" style:font-size-complex="16pt"/>
    </style:style>
    <style:style style:name="T4" style:family="text">
      <style:text-properties style:font-name="Courier New" fo:font-size="16pt" style:text-underline-style="none" style:font-name-asian="Courier New" style:font-size-asian="16pt" style:font-name-complex="Courier New"/>
    </style:style>
    <style:style style:name="T5" style:family="text">
      <style:text-properties style:font-name="Courier New" fo:font-size="16pt" style:text-underline-style="none" style:font-size-asian="16pt" style:font-name-complex="Courier New"/>
    </style:style>
    <style:style style:name="T6" style:family="text">
      <style:text-properties style:font-name="Courier New" fo:font-size="16pt" style:font-name-asian="Courier New" style:font-size-asian="16pt" style:font-name-complex="Courier New" style:font-size-complex="16pt"/>
    </style:style>
    <style:style style:name="T7" style:family="text">
      <style:text-properties style:font-name="Courier New" fo:font-size="16pt" fo:font-weight="bold" style:font-size-asian="16pt" style:font-weight-asian="bold" style:font-name-complex="Courier New" style:font-size-complex="16pt" style:font-weight-complex="bold"/>
    </style:style>
    <style:style style:name="T8" style:family="text">
      <style:text-properties style:font-name="Courier New" fo:font-size="16pt" style:text-underline-style="solid" style:text-underline-width="auto" style:text-underline-color="font-color" style:font-size-asian="16pt" style:font-name-complex="Courier New" style:font-size-complex="16pt"/>
    </style:style>
    <style:style style:name="T9" style:family="text">
      <style:text-properties style:font-name="Courier New" fo:font-size="14pt" style:font-size-asian="14pt" style:font-name-complex="Courier New"/>
    </style:style>
    <style:style style:name="T10" style:family="text">
      <style:text-properties style:font-name="Courier New" fo:font-size="14pt" fo:font-weight="bold" style:font-size-asian="14pt" style:font-weight-asian="bold" style:font-name-complex="Courier New" style:font-weight-complex="bold"/>
    </style:style>
    <style:style style:name="T11" style:family="text">
      <style:text-properties style:font-name="Courier New" style:text-underline-style="solid" style:text-underline-width="auto" style:text-underline-color="font-color" fo:font-weight="bold" style:font-weight-asian="bold" style:font-name-complex="Courier New" style:font-weight-complex="bold"/>
    </style:style>
    <style:style style:name="T12" style:family="text">
      <style:text-properties style:font-name="Courier New" fo:font-weight="bold" style:font-weight-asian="bold" style:font-name-complex="Courier New" style:font-weight-complex="bold"/>
    </style:style>
    <style:style style:name="T13" style:family="text">
      <style:text-properties style:font-name="Courier New" fo:font-size="13pt" style:font-size-asian="13pt" style:font-name-complex="Courier New" style:font-size-complex="13pt"/>
    </style:style>
    <style:style style:name="T14" style:family="text">
      <style:text-properties style:font-name="Courier New" fo:font-size="13pt" fo:font-weight="bold" style:font-size-asian="13pt" style:font-weight-asian="bold" style:font-name-complex="Courier New" style:font-size-complex="13pt" style:font-weight-complex="bold"/>
    </style:style>
    <style:style style:name="T15" style:family="text">
      <style:text-properties style:font-name="Courier New" fo:font-style="normal" style:font-name-asian="Courier New" style:font-style-asian="normal" style:font-name-complex="Courier New" style:font-style-complex="normal"/>
    </style:style>
    <style:style style:name="T16" style:family="text">
      <style:text-properties style:font-name="Courier New" fo:font-style="normal" style:font-style-asian="normal" style:font-name-complex="Courier New" style:font-style-complex="normal"/>
    </style:style>
    <style:style style:name="T17" style:family="text">
      <style:text-properties fo:font-size="14pt" fo:font-weight="bold" style:font-size-asian="14pt" style:font-weight-asian="bold" style:font-weight-complex="bold"/>
    </style:style>
    <style:style style:name="T18" style:family="text">
      <style:text-properties fo:font-size="14pt" style:font-size-asian="14pt"/>
    </style:style>
    <style:style style:name="T19" style:family="text">
      <style:text-properties fo:font-size="14pt" style:font-size-asian="14pt" style:font-size-complex="14pt"/>
    </style:style>
    <style:style style:name="T20" style:family="text">
      <style:text-properties fo:font-size="14pt" fo:font-style="italic" style:font-size-asian="14pt" style:font-style-asian="italic" style:font-size-complex="14pt"/>
    </style:style>
    <style:style style:name="T21" style:family="text">
      <style:text-properties fo:font-size="14pt" fo:font-style="italic" fo:font-weight="bold" style:font-size-asian="14pt" style:font-style-asian="italic" style:font-weight-asian="bold" style:font-size-complex="14pt"/>
    </style:style>
    <style:style style:name="T22" style:family="text">
      <style:text-properties fo:color="#ff0000" fo:font-size="14pt" style:font-size-asian="14pt"/>
    </style:style>
    <style:style style:name="T23" style:family="text">
      <style:text-properties fo:color="#ff0000" style:font-name="Courier New" fo:font-size="14pt" style:font-name-asian="Courier New" style:font-size-asian="14pt" style:font-name-complex="Courier New"/>
    </style:style>
    <style:style style:name="T24" style:family="text">
      <style:text-properties fo:color="#ff0000" style:font-name="Courier New" fo:font-size="16pt" style:text-underline-style="solid" style:text-underline-width="auto" style:text-underline-color="font-color" style:font-size-asian="16pt" style:font-name-complex="Courier New" style:font-size-complex="16pt"/>
    </style:style>
    <style:style style:name="T25" style:family="text">
      <style:text-properties style:text-position="super 58%" fo:font-size="14pt" style:font-size-asian="14pt" style:font-size-complex="14pt"/>
    </style:style>
    <style:style style:name="T26" style:family="text">
      <style:text-properties fo:font-style="italic" fo:font-weight="bold" style:font-style-asian="italic" style:font-weight-asian="bold"/>
    </style:style>
    <style:style style:name="fr1" style:family="graphic" style:parent-style-name="Graphics">
      <style:graphic-properties fo:margin-left="0cm" fo:margin-right="0cm" style:vertical-pos="top" style:vertical-rel="baseline" fo:background-color="#ffffff" style:background-transparency="0%" fo:padding="0.002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Základní škola Mileč, okres Plzeň-jih, příspěvková organizace</text:p>
      <text:p text:style-name="P44"/>
      <text:p text:style-name="P44"/>
      <text:p text:style-name="P56"/>
      <text:p text:style-name="P63">A oni budou</text:p>
      <text:p text:style-name="P64"/>
      <text:p text:style-name="P66">Školní vzdělávací program pro </text:p>
      <text:p text:style-name="P65">základní vzdělávání</text:p>
      <text:p text:style-name="P47"/>
      <text:p text:style-name="P47"/>
      <text:p text:style-name="P47"/>
      <text:p text:style-name="P47"/>
      <text:p text:style-name="P47"/>
      <text:p text:style-name="P47"/>
      <text:p text:style-name="P70"><draw:frame draw:style-name="fr1" draw:name="Obrázek1" text:anchor-type="as-char" svg:width="3.909cm" svg:height="3.524cm" draw:z-index="0"><draw:image xlink:href="Pictures/2000005D00009F0F00008F7426C77BAC.wmf" xlink:type="simple" xlink:show="embed" xlink:actuate="onLoad"/></draw:frame></text:p>
      <text:p text:style-name="P47"/>
      <text:p text:style-name="P47"/>
      <text:p text:style-name="P47"/>
      <text:p text:style-name="P47"/>
      <text:p text:style-name="P72">Zpracoval: <text:tab/>Dr. Stanislav Červenka, ředitel ZŠ </text:p>
      <text:p text:style-name="P47"/>
      <text:p text:style-name="P47"/>
      <text:p text:style-name="P44"/>
      <text:p text:style-name="P44">Schválila Školská rada dne : 14. září 2005</text:p>
      <text:p text:style-name="P47"/>
      <text:p text:style-name="P47"/>
      <text:p text:style-name="P50">Platnost dokumentu od 3. září 2012</text:p>
      <text:p text:style-name="P47"/>
      <text:p text:style-name="P47"/>
      <text:p text:style-name="P47"/>
      <text:p text:style-name="P51">Na tvorbě našeho školního vzdělávacího programu se rovněž podílela pracovní skupina ve složení :</text:p>
      <text:p text:style-name="P51"><text:soft-page-break/></text:p>
      <text:p text:style-name="P51">Vedoucí <text:s/><text:tab/>Jana Velková <text:tab/><text:tab/>5. ročník</text:p>
      <text:p text:style-name="P51">Členové <text:tab/><text:tab/>Denisa Ježková <text:tab/> <text:tab/>5. ročník</text:p>
      <text:p text:style-name="P51"><text:tab/><text:tab/><text:tab/>Ivana Hajná<text:tab/><text:tab/><text:tab/>5. ročník</text:p>
      <text:p text:style-name="P51"><text:tab/><text:tab/><text:tab/>Helena Dolívková<text:tab/> <text:tab/>4. ročník</text:p>
      <text:p text:style-name="P51"><text:tab/><text:tab/><text:tab/>Matylda Gajdušková<text:tab/>3. ročník</text:p>
      <text:p text:style-name="P51"><text:tab/><text:tab/><text:tab/>Václav Dolívka <text:tab/> <text:tab/>2. ročník</text:p>
      <text:p text:style-name="P51"><text:tab/><text:tab/><text:tab/>Františka Šimková<text:tab/>1. ročník</text:p>
      <text:p text:style-name="P51"><text:tab/><text:tab/><text:tab/>Jakub Šindelář<text:tab/><text:tab/>1. ročník</text:p>
      <text:p text:style-name="P51"/>
      <text:p text:style-name="P51"/>
      <text:p text:style-name="P51">Všem těmto žákům děkuji za spolupráci a účinnou pomoc.</text:p>
      <text:p text:style-name="P67"><text:tab/><text:tab/><text:tab/><text:tab/><text:tab/>St. Červenka</text:p>
      <text:p text:style-name="P44"/>
      <text:p text:style-name="P44">Obsah</text:p>
      <text:p text:style-name="P16"/>
      <text:p text:style-name="P17">1. Identifikační údaje</text:p>
      <text:p text:style-name="P17">2. Charakteristika školy</text:p>
      <text:list xml:id="list4648308495813568478" text:style-name="WW8Num7">
        <text:list-item>
          <text:p text:style-name="P24">charakteristika školy</text:p>
        </text:list-item>
        <text:list-item>
          <text:p text:style-name="P24">charakteristika pracovníků</text:p>
        </text:list-item>
        <text:list-item>
          <text:p text:style-name="P24">spolupráce s rodiči a dalšími subjekty</text:p>
        </text:list-item>
        <text:list-item>
          <text:p text:style-name="P24">analýza</text:p>
        </text:list-item>
      </text:list>
      <text:p text:style-name="P16">3. Charakteristika školního vzdělávacího programu</text:p>
      <text:list xml:id="list8638228318611317447" text:style-name="WW8Num1">
        <text:list-item>
          <text:list>
            <text:list-item>
              <text:list>
                <text:list-item>
                  <text:list>
                    <text:list-item>
                      <text:list>
                        <text:list-item>
                          <text:h text:style-name="P82" text:outline-level="5"><text:tab/> <text:s text:c="3"/>I. Škola do které chci chodit</text:h>
                        </text:list-item>
                      </text:list>
                    </text:list-item>
                  </text:list>
                </text:list-item>
              </text:list>
            </text:list-item>
          </text:list>
        </text:list-item>
      </text:list>
      <text:p text:style-name="P55"><text:span text:style-name="T1"><text:tab/></text:span><text:span text:style-name="T2">a) Příjemné pracovní prostředí</text:span></text:p>
      <text:p text:style-name="P47"><text:tab/>b) Zajímavé a účelné učení</text:p>
      <text:p text:style-name="P47"><text:tab/>c) Vzájemná spolupráce</text:p>
      <text:p text:style-name="P25">II. Nevyhnutelné změny</text:p>
      <text:p text:style-name="P17">4. Učební plán</text:p>
      <text:p text:style-name="P17">5. Začlenění temat.okruhů průřezových témat</text:p>
      <text:list xml:id="list190202323145809" text:continue-numbering="true" text:style-name="WW8Num1">
        <text:list-item>
          <text:h text:style-name="P83" text:outline-level="1">6. Klíčové kompetence</text:h>
        </text:list-item>
      </text:list>
      <text:p text:style-name="P17">7. Učební osnovy</text:p>
      <text:p text:style-name="P26">8. Zabezpečení výuky žáků se speciálními vzdělávacími potřebami a žáků mimořádně nadaných</text:p>
      <text:p text:style-name="P17">9. Hodnocení žáků a sebehodnocení školy</text:p>
      <text:p text:style-name="P44">1. Identifikační údaje</text:p>
      <text:p text:style-name="P1"/>
      <text:p text:style-name="P27">Název školy <text:tab/> <text:tab/>Základní škola Mileč, okres <text:s text:c="4"/></text:p>
      <text:p text:style-name="P28">Plzeň-jih,příspěvková organizace</text:p>
      <text:p text:style-name="P29">Adresa <text:tab/><text:tab/><text:tab/>Základní škola Mileč</text:p>
      <text:p text:style-name="P29"><text:soft-page-break/><text:tab/><text:tab/><text:tab/><text:tab/>Mileč 45, <text:tab/>335 01 Nepomuk</text:p>
      <text:p text:style-name="P29">Ředitel<text:tab/><text:tab/><text:tab/>PaedDr. Stanislav Červenka</text:p>
      <text:p text:style-name="P29">Telefon <text:tab/><text:tab/> <text:tab/>371 591 147</text:p>
      <text:p text:style-name="P30"><text:span text:style-name="T9">e-mail<text:tab/> <text:tab/> </text:span><text:a xlink:type="simple" xlink:href="mailto:stanislav.cervenka@zs.milec.indos.cz"><text:span text:style-name="Internet_20_link"><text:span text:style-name="T1">stanislav.cervenka@seznam.cz</text:span></text:span></text:a></text:p>
      <text:p text:style-name="P30"><text:span text:style-name="T9">www stránky<text:tab/><text:tab/></text:span><text:a xlink:type="simple" xlink:href="http://www.zsmilec.unas.cz/"><text:span text:style-name="Internet_20_link"><text:span text:style-name="T1">www.zsmilec.ic.cz</text:span></text:span></text:a></text:p>
      <text:p text:style-name="P29"/>
      <text:p text:style-name="P29">Zřizovatel<text:tab/><text:tab/>Obec Mileč</text:p>
      <text:p text:style-name="P29">Adresa<text:tab/><text:tab/><text:tab/>Obecní úřad Mileč</text:p>
      <text:p text:style-name="P29"><text:tab/><text:tab/><text:tab/><text:tab/>Mileč 23,<text:tab/>335 01 Nepomuk</text:p>
      <text:p text:style-name="P31"><text:tab/>Starosta<text:tab/><text:tab/><text:tab/>Josef Samek</text:p>
      <text:p text:style-name="P31"><text:tab/>Telefon<text:tab/><text:tab/><text:tab/>371 591 340</text:p>
      <text:p text:style-name="P32"><text:span text:style-name="T9"><text:tab/>e-mail<text:tab/><text:tab/><text:tab/></text:span><text:a xlink:type="simple" xlink:href="mailto:ou.milec@volny.cz"><text:span text:style-name="Internet_20_link"><text:span text:style-name="T1">ou.milec@volny.cz</text:span></text:span></text:a></text:p>
      <text:p text:style-name="P32"/>
      <text:p text:style-name="P6"><text:span text:style-name="T4"><text:s text:c="4"/></text:span><text:span text:style-name="T5">podpis: <text:s text:c="8"/>razítko:</text:span></text:p>
      <text:p text:style-name="P2"/>
      <text:p text:style-name="P18">2. Charakteristika školy</text:p>
      <text:p text:style-name="P44"/>
      <text:list xml:id="list9099510309104939755" text:style-name="WW8Num5">
        <text:list-item>
          <text:p text:style-name="P75">Charakteristika školy </text:p>
        </text:list-item>
      </text:list>
      <text:p text:style-name="P47">Základní škola Mileč, okres Plzeň jih je málotřídní školou s 1. – 5. postupným ročníkem. Součástí školy je i školní jídelna. </text:p>
      <text:p text:style-name="P47">Spádovými obcemi jsou Mileč, Želvice, Bezděkovec, Záhoří, Maňovice, Nekvasovy a Chlumy. Do školy v Milči však v současnosti chodí děti i z Kramolína a Kozlovic.</text:p>
      <text:p text:style-name="P47">Budova školy je dostatečně velká, v patře je kancelář, učebna, počítačová učebna, kabinet a sociální zařízení. V přízemí pak tělocvična, kuchyně, jídelna, sociální zařízení pro děti a sociální zařízení pro personál. Je tu také obecní byt, který však není součástí školy.</text:p>
      <text:p text:style-name="P72"><text:tab/>K budově školy přiléhá dvorek s přístřeškem na uhlí a zahrada se školním pozemkem. Za přístřeškem je kotelna s kotlem na tuhá paliva. Vytápění je radiátory ústředního topení.</text:p>
      <text:p text:style-name="P72"><text:tab/>Ve třídách je dostatek světla díky velkým oknům a osvětlení, dostatek prostoru a materiální <text:soft-page-break/>vybavení školy je na velmi dobré úrovni. Kromě běžných pomůcek má škola rovněž počítačovou síť se čtyřmi počítači, připojenými na Internet a dostatek software.</text:p>
      <text:p text:style-name="P47"/>
      <text:list xml:id="list190202333169265" text:continue-numbering="true" text:style-name="WW8Num5">
        <text:list-item>
          <text:p text:style-name="P75">Charakteristika pedagogického sboru</text:p>
        </text:list-item>
      </text:list>
      <text:p text:style-name="P47">Jediným pedagogickým pracovníkem je v současné době ředitel a současně učitel PaedDr. Stanislav Červenka, který má aprobaci Př-Ch pro 5.- 12. r. a způsobilost pro výuku výpočetní technice.</text:p>
      <text:p text:style-name="P47">Není tedy kvalifikován pro výuku na 1. stupni základní školy.</text:p>
      <text:p text:style-name="P39"/>
      <text:list xml:id="list190202333149414" text:continue-numbering="true" text:style-name="WW8Num5">
        <text:list-item>
          <text:p text:style-name="P40">Dlouhodobé projekty, mezinárodní spolupráce</text:p>
        </text:list-item>
      </text:list>
      <text:p text:style-name="P41">Naše škola je dlouhodobě zapojena do projektu „Aby znovu zazněly milečské varhany“. V tomto projektu úzce spolupracujeme s obecním úřadem. Při benefičních akcích, při kterých získáváme peníze na opravu kostelních varhan, se podílíme především kulturními představeními pro veřejnost z blízkého i vzdáleného okolí. </text:p>
      <text:p text:style-name="P41">Rovněž dlouhodobě pracují ve škole zájmové kroužky, které se pravidelně konají každý všední den v odpoledních hodinách.</text:p>
      <text:p text:style-name="P41">Žáci každoročně absolvují 2 – 3 denní pobyt v přírodě na turistické základně u Manětína, kterou nám bezplatně zapůjčuje majitel, SOU keramické v Horní Bříze.</text:p>
      <text:p text:style-name="P42"><text:span text:style-name="T6"><text:s/></text:span><text:span text:style-name="T3">Z ekonomických důvodů nevyjíždějí žáci do zahraničí a raději zaměřují své aktivity na oblasti v rámci ČR.</text:span></text:p>
      <text:p text:style-name="P54"/>
      <text:p text:style-name="P57">d) Spolupráce s rodiči a dalšími subjekty</text:p>
      <text:p text:style-name="P46">Škola je v každém případě službou pro rodiče a jejich děti. Proto se snažíme, aby se právě rodiče co nejvíce podíleli na životě naší školy a měli možnost o její činnosti rozhodovat. To mohou především prostřednictvím rady školy a při <text:soft-page-break/>pravidelných rodičovských schůzkách. Zákonní zástupci a veřejnost jsou pravidelně zváni na mnohé školní akce, jako jsou kupříkladu vánoční nebo velikonoční besídky, oslavy MDŽ nebo benefiční akce v milečském kostele. </text:p>
      <text:p text:style-name="P46">Spolupracujeme velice úzce se zřizovatelem a to nejen v oblasti provozu školy, ale nezřídka i při výchovných a vzdělávacích akcích. Stejně tak se podílíme na některých akcích MŠ Nekvasovy a naopak zveme děti a pracovníky z MŠ na naše akce, například divadelní představení. Obdobně spolupracujeme i se ZŠ Nepomuk, kam po skončení prvního stupně odcházejí naši žáci.</text:p>
      <text:p text:style-name="P46">Nejsme sice fakultní školou, ale do naší málotřídky jezdívají studenti a učitelé pedagogických fakult z Plzně, Českých Budějovic i Prahy.</text:p>
      <text:p text:style-name="P46">Spolupracujme rovněž z OPPP, která pro nás dělá odborná vyšetření a účinně pomáhá při řešení výukových i jiných potíží žáků.</text:p>
      <text:p text:style-name="P46">Prostory a vybavení školy rovněž využívají pro své aktivity některé zájmová sdružení či veřejnost – počítačové kurzy, cvičení žen, pořádání dětských dnů a karnevalů.</text:p>
      <text:p text:style-name="P48">e)Analýza</text:p>
      <text:p text:style-name="P46">Přiznávám, že jsem v podstatě nemusel nijak zvlášť pomýšlet a plánovat nějaké změny, protože svoji práci analyzuji průběžně. A nejen já.</text:p>
      <text:p text:style-name="P55"><text:span text:style-name="T3">U nás pracuje žákovská rada od chvíle, kdy jsem do školy nastoupil a většina funkcionářů je jejími členy několik let. Jsme zvyklí společně hodnotit veškerou naší činnost, tedy jak tu školní, tak i zájmovou. Včetně případných neúspěchů. Jakousi analýzu provádíme více méně průběžně a nad závěry té, kterou pak písemně zpracovávám v pololetí či na konci školního roku, </text:span><text:span text:style-name="T7">se vždycky společně zamýšlíme</text:span><text:span text:style-name="T3">. Ostatně jednání pedagogické rady provádíme společně právě se členy žákovské rady.</text:span></text:p>
      <text:p text:style-name="P46">Vlastně jsme nemuseli uvažovat o nějakých <text:soft-page-break/>zásadních změnách, vždyť do naší školičky se na práci těší úplně všichni, tedy děti i já, jejich učitel. A vlastně i paní kuchařka a paní uklízečka, protože my jsme docela sehraná parta. Samozřejmě ne všechno se nám vždycky podaří, ale to přece patří k životu.</text:p>
      <text:p text:style-name="P46">Ostatně naši školu si pro své děti vybrali i rodiče, kteří nebydlí ve spádové oblasti a musejí své ratolesti k nám dovážet denně autem ze vzdálenějších obcí. Nezřídka cestou míjejí jiné, nesrovnatelně větší a tedy i lépe vybavené, školy. </text:p>
      <text:p text:style-name="P46">Věřím, že ani oni, ani jejich děti svého rozhodnutí nelitují a v budoucnu litovat nebudou. </text:p>
      <text:p text:style-name="P19"/>
      <text:p text:style-name="P19"/>
      <text:p text:style-name="P19"/>
      <text:p text:style-name="P19"/>
      <text:p text:style-name="P19"/>
      <text:p text:style-name="P19">3. Charakteristika školního vzdělávacího programu</text:p>
      <text:p text:style-name="P71"/>
      <text:p text:style-name="P73"/>
      <text:p text:style-name="P45">I. Škola, do které chci chodit</text:p>
      <text:p text:style-name="P52"/>
      <text:p text:style-name="P51">V naší základní škole pracujeme společně tak, že se nám naprosto neformálně daří eliminovat drtivou většinu negativních jevů, se kterými se v současnosti potýká celá společnost, školy nevyjímaje. Stačí v praxi uplatnit některé zásady, jimiž se již delší dobu řídíme:</text:p>
      <text:p text:style-name="P52"/>
      <text:p text:style-name="P52"/>
      <text:p text:style-name="P52"/>
      <text:list xml:id="list6428561951718778332" text:style-name="WW8Num11">
        <text:list-item>
          <text:p text:style-name="P76">Příjemné pracovní prostředí</text:p>
        </text:list-item>
      </text:list>
      <text:p text:style-name="P58"/>
      <text:p text:style-name="P86">Pochopitelně si naši třídu i celou školu společně vyzdobíme. Není to ovšem výzdoba ledajaká. U nás zdobí vždy pouze děti. Nejen že malují obrázky a dělají nástěnky, ale chceme-li si po třídě natáhnout provázky a na ně pak kolíčky připevnit naše výtvory, musíme i tohle zvládnout s plnou parádou.</text:p>
      <text:p text:style-name="P86">To, že všechno, i ty nejmenší detaily, vyrábějí děti samy, má jednu nespornou výhodu. Nikoho ani nenapadne, že by cokoliv poškodil nebo dokonce zničil. Vždyť se na <text:soft-page-break/>vyzdobení celé školy podílejí opravdu všichni, i ten nejmenší prvňáček. Není sice dokonalá, ale je to naše výzdoba, kterou si společně chráníme.</text:p>
      <text:p text:style-name="P16">Před časem jsme si dokonce namalovali obrázky pana prezidenta a pověsili si je na čelní stěny tříd. </text:p>
      <text:p text:style-name="P16">Výzdoba sama o sobě ještě příjemné prostředí nevytvoří. Pokud tedy jsou děti schopné dodržovat naše společně dohodnutá pravidla, mají ve škole naprostou volnost. Včetně volnosti pohybu. Že chodí na záchod během hodiny, je naprostou samozřejmostí, mohou při práci povídat, napít se, odpočinout si na koberci nebo i mimo třídu. Během přestávek opět mohou jít samostatně kamkoliv – k počítačům, do tělocvičny, na dvorek, do jídelny, na zahradu…. Stačí pouze oznámit. </text:p>
      <text:p text:style-name="P16">Na druhé straně když pak onemocní paní uklízečka, tým vedený čtvrťáky zajišťuje úklid. Když onemocní paní kuchařka, děvčata samostatně uvaří čaj pro všechny. Pochopitelně se vždy celou dobu bojím toho, že se někdo opaří, ale ten risk nám za to stojí. </text:p>
      <text:p text:style-name="P16">Chlapci se chovají patřičně k dívkám, nikdo se nesměje neúspěchům, nechají vyhrát v soutěži, dají prvňáčka na bodované místo…</text:p>
      <text:p text:style-name="P16">A když připravujeme například třídenní školní výlet, nejen že společně vybereme cíl naší cesty, ale děti dostanou konkrétní úkoly, které musejí v souvislosti s takovou akcí zajistit. Za tím účelem rozdělí na čtyři skupiny, první zajišťuje ubytování, druhá stravování, třetí cestu a poslední program. To například znamená, že členové první skupiny dokáží po telefonu dohodnout s majitelem turistické základny možnost přespání, druzí sestaví jídelníček včetně rozpočtu, další vyhledají na Internetu spojení, ověří na nádraží a vyjednají slevu, poslední pak připravují náplň naší činnosti, tedy vycházky, hry a další. Ostatně i celé hospodaření musí pak zvládnout pověřený čtvrťák a já jen kontroluji.</text:p>
      <text:p text:style-name="P51">Díky takovému způsobu práce se nám prakticky podařilo naprosto eliminovat negativní jevy, se kterými se jinde více či méně úspěšně potýkají.</text:p>
      <text:p text:style-name="P16">Navíc naše práce nekončí s  poslední vyučovací hodinou. Naopak, po vyučování běží každý den zájmové kroužky – v pondělí informatika pro starší, v úterý divadlo, ve středu turistika, ve čtvrtek informatika pro mladší a v pátek volné aktivity pro ty, kteří ještě chtějí ve škole zůstat. Například redaktoři sestavují časopis, sportovci trénují, počítačoví nadšenci hrají <text:soft-page-break/>hry. </text:p>
      <text:p text:style-name="P16">Od maminek vím, že největší pohroma pro děti je nemoc, protože nemohou do školy. A to většina našich žáků dojíždí autobusem.</text:p>
      <text:p text:style-name="P52"/>
      <text:p text:style-name="P52"/>
      <text:p text:style-name="P52"/>
      <text:p text:style-name="P59">b) Zajímavé a účelné učení</text:p>
      <text:p text:style-name="P20"/>
      <text:p text:style-name="P85">Děti se od počátku naší společné práce staly mými skutečnými spolupracovníky a naše komunikace probíhá na partnerské úrovni. Pro mne, učitele, jsou to kolegové a takto je i nezřídka oslovuji. Ostatně spolupráce při vyučování je pro nás naprosto nezbytná, při výuce převážně řeší děti problémové úlohy a během celého roku trvale pracují ve skupinách. V odůvodněných případech to pak nejsou skupiny podle ročníků, ale naopak, v každé z nich jsou zástupci mladších i starších. Naším prvořadým úkolem není jen něco se naučit, ale především porozumět a pochopit. Hodnoceni tak nejsme za pouhé výsledky, ale spíše za práci.</text:p>
      <text:p text:style-name="P85">Při vlastní výuce se vždy snažíme pochopit smysl naší práce, tedy proč se dané téma učíme a k čemu nám získané vědomosti a dovednosti v běžném životě budou. Obtížné problémy řešíme společně a to nejen v jednom ročníku, zcela běžně za pomoci starších, ale i mladších spolužáků. Zcela zásadně – nikdo není hodnocen za chyby, ale naopak za dobré výsledky. Během práce nezřídka pouštíme ve třídě tichou reprodukovanou hudbu, a to nejen při výtvarné nebo pracovní výchov, ale i při matematice nebo češtině, písemné práce nevyjímaje. Stejně tak si děti běžně do školy přinášejí své oblíbené hračky nebo věci, které mají na lavici. V jarních a letních měsících si svá pracovní místa navíc vyzdobí květinami ve vázičkách. </text:p>
      <text:p text:style-name="P16">Vyloučili jsme běžné školní tresty, potlačili význam tradičního známkování, prakticky neexistuje stres. Hodnotíme kombinací známek a širšího slovního hodnocení. V naší školičce se každý cítí dobře. </text:p>
      <text:p text:style-name="P60"/>
      <text:p text:style-name="P60"/>
      <text:p text:style-name="P60"/>
      <text:p text:style-name="P59">c) Vzájemná spolupráce</text:p>
      <text:p text:style-name="P61"/>
      <text:p text:style-name="P16">Hned na počátku školního roku si děti zvolí své zástupce do školní rady, její členové se pak stávají mými partnery ve většině rozhodování. Počínaje kupříkladu <text:soft-page-break/>stanovením pořadí ve výtvarné soutěži a konče plánováním školního výletu. Členové školní rady mají konkrétní zodpovědnost za činnost nás všech – předseda vede třídu, šéfredaktor zodpovídá za časopis, nástěnkářky za nástěnky, sportovní referent sestavuje týmy na turnaje apod. Krom toho mají i ostatní žáci určité úkoly, a to samozřejmě i prvňáčci. Ostatně co mohou udělat děti, to dělají. Například sestavit text objednávky školní dotovaného mléka zvládne čtvrťák, mléko zaeviduje a vydává třeťák, telefony vyřizuje druhanda a dokonce i prvňáček. Jen si pod poličku, na níž telefon máme, přistaví židličku.</text:p>
      <text:p text:style-name="P16">Dalšími funkcionáři, které máme, jsou pracovníci informačního střediska – tedy učebny, ve které máme počítačovou sít s připojením na internet. Na základně konkurzu byl jmenován vedoucí celého střediska, manager Internetu, správce elektronické pošty či správce software.</text:p>
      <text:p text:style-name="P16">Vnitřní řád naší školy jsme nazvali Naše pravidla a sestavujeme jen společně vždy na začátku roku. Hotový řád vytiskneme na počítači a jeho platnost podpisem stvrdí nejen ředitel školy, ale i předseda žákovské rady. Všechny jeho body, kterých je mimochodem deset, pak jsou závazné pro nás pro všechny. Tedy i pro mne, dospělého. Důležité je především to, aby každý žák, i ten nejmenší prvňáček si uvědomoval smysl každého pravidla. A pokud mají taková pravidla pro nás smysl, postupem času se z nich automaticky stanou jakési normy, které nám při naší práci pomáhají.</text:p>
      <text:p text:style-name="P51">Stejně tak je nezbytná naprostá důvěra mezi námi. Například v tom, že nebudeme lhát, podvádět a chystat na někoho boudu. Ne proto, že se to nemá, ale proto, že my nemáme zapotřebí se zbaběle za lež schovávat. Neboť chceme být statečnými a vlastně už statečnými jsme. A když už něco provedeme, okamžitě se přiznáme a jsme připraveni nést následky. Například nahradit škodu, která vznikla při naší hře s míčem. A mimochodem, ani nás nenapadne komukoliv něco sebrat. V naší škole se nekrade, na stole může ležet třeba tisícikoruna a nikdo si jí ani nevšimne. Naopak, už několikrát děti přinesly odevzdat peníze, které vypadly z kapsy někomu z dětí nebo dospělých.</text:p>
      <text:p text:style-name="P20"/>
      <text:p text:style-name="P47"/>
      <text:p text:style-name="P45">II. Nevyhnutelné změny</text:p>
      <text:p text:style-name="P52"><text:soft-page-break/></text:p>
      <text:p text:style-name="P51">Prozatím ponecháme názvy jednotlivých předmětů prakticky shodné s názvy v programu Základní škola ( 16847/96/2 ). Především proto, že nám vcelku vyhovují. Dalším důvodem je skutečnost, že naši žáci odcházejí po skončení 5. ročníku do ZŠ Nepomuk, kde prozatím pracují právě podle programu Základní škola.</text:p>
      <text:p text:style-name="P55"><text:span text:style-name="T1">Na druhé straně se situace ve společnosti a tím i ve škole od doby vzniku těchto osnov ( r. 1996 ) změnila. Přinejmenším došlo k výraznému rozvoji informačních technologií a způsobů komunikace. Do popředí se tak stále více dostává práce s výpočetní technikou a znalost cizích jazyků, především angličtiny. </text:span><text:span text:style-name="T11">Jsem přesvědčen, že škola, pokud nechce zůstat pozadu za vývojem společnosti, si nemůže dovolit na tuto skutečnost nereagovat</text:span><text:span text:style-name="T1">. Z těchto důvodů považuji určitý zásah do učebního plánu nejen za potřebný, ale dokonce za nezbytný.</text:span></text:p>
      <text:p text:style-name="P51">Jak už jsem podotkl, jsem přesvědčen o tom, že by určitá forma výuky cizího jazyka měla začít dříve, než je tomu nyní. Stejně tak by se děti hned po nástupu do školy měly začít seznamovat s výpočetní technikou.</text:p>
      <text:p text:style-name="P55"><text:span text:style-name="T1">Proto do učebního plánu zařazujeme dva nové předměty – </text:span><text:span text:style-name="T11">Informatika</text:span><text:span text:style-name="T1"> a </text:span><text:span text:style-name="T11">Konverzace</text:span><text:span text:style-name="T12">.</text:span></text:p>
      <text:p text:style-name="P51"/>
      <text:p text:style-name="P51"/>
      <text:list xml:id="list2499981577271305613" text:style-name="WW8Num13">
        <text:list-item>
          <text:p text:style-name="P77"><text:span text:style-name="T11">Informatika</text:span><text:span text:style-name="T1"> – V tomto předmětu by se žák naučil základům práce s počítačem. Nejprve formou hry, později prací s jednoduchým software, seznámil by se s výukovými programy, internetem, se základy textového editoru apod. Do výuky by se aktivně zapojili starší žáci - funkcionáři informačního střediska, kteří by své mladší spolužáky vedli a pomáhali jim odstranit problémy.</text:span></text:p>
        </text:list-item>
      </text:list>
      <text:p text:style-name="P62"/>
      <text:list xml:id="list190202343156154" text:continue-numbering="true" text:style-name="WW8Num13">
        <text:list-item>
          <text:p text:style-name="P77"><text:span text:style-name="T11">Konverzace</text:span><text:span text:style-name="T1"> – V tomto předmětu by se děti seznámili se základy cizího jazyka, v našem případě anglického. Povětšinou opět formou her, písniček, jednoduchých dialogů. Především bychom se soustředili na mluvené slovo, žáci by prakticky nemuseli nic psát a výuka gramatiky by se omezila na minimum. Opět by se do výuky zapojili ti starší a zkušenější, kteří by pomáhali zejména při rozhovorech a tvoření jednoduchých vět.</text:span></text:p>
        </text:list-item>
      </text:list>
      <text:p text:style-name="P68"/>
      <text:p text:style-name="P53"><text:soft-page-break/></text:p>
      <text:p text:style-name="P53"/>
      <text:p text:style-name="P53">Práce v obou těchto předmětech přinese nezanedbatelnou výhodu i starším dětem. Ty si tak zopakují a upevní to, co se již naučily. Jak známo, nejvíce si člověk zapamatuje z toho, co učí ostatní ( až 90% ! )</text:p>
      <text:p text:style-name="P51"/>
      <text:p text:style-name="P51">Zařazení do rozvrhu – 0,5 vyučovací hodiny týdně informatika a 0,5 hodiny týdně konverzace. </text:p>
      <text:p text:style-name="P51">Z toho důvodu dojde ke změně oproti učebnímu plánu Základní školy. Půjde o snížení počtu hodin českého jazyka v 1. – 2. ročníku oproti programu Základní škola. </text:p>
      <text:p text:style-name="P16">Snížení dotace českého jazyka o 1 hodinu však není zásadním problémem, protože právě tady výrazně pomůže nově zařazený předmět informatika. Při práci s počítačem se prostřednictvím klávesnice žák prvního ročníku neformálním způsobem seznámí s písmeny abecedy, a to jak velkými, tak malými. Současně pozná i diakritiku a mnohá znaménka, které využije později. Stejně brzy pochopí princip skládání slov, případně vět. Navíc může žák snadno využít programy, které pomáhají výuce mateřského jazyk, včetně slabikáře na Internetu. </text:p>
      <text:p text:style-name="P51">V naší škole nemusíme striktně dodržovat délku jednotlivých vyučovacích hodin. Nezřídka vyučujeme v blocích, zařazujeme projekty, pracujeme na problémových úlohách. Tyto činnosti nemohou být a ani nejsou časově přesně omezeny. Navíc v naší škole nepoužíváme klasické zvonění.</text:p>
      <text:p text:style-name="P51">Proto není pro nás problém operativně reagovat a zařadit kupříkladu vyučování českému jazyku, především psaní a čtení.</text:p>
      <text:p text:style-name="P16">Navíc se u nás učíme podle rozvrhu prakticky od prvního dne a stejně tak vyučování pokračuje do posledního dne školního roku před rozdáním vysvědčení. I z tohoto důvodu máme opravdu dostatek času na vyučování i ostatní činnosti s ním související.</text:p>
      <text:p text:style-name="P20"/>
      <text:p text:style-name="P20"/>
      <text:p text:style-name="P20"/>
      <text:p text:style-name="P20"/>
      <text:p text:style-name="P20"/>
      <text:p text:style-name="P20"/>
      <text:p text:style-name="P20"/>
      <text:list xml:id="list190202343145622" text:continue-list="list190202323145809" text:style-name="WW8Num1">
        <text:list-item>
          <text:h text:style-name="P84" text:outline-level="1">4. Učební plán</text:h>
        </text:list-item>
      </text:list>
      <text:p text:style-name="P20"/>
      <table:table table:name="Tabulka1" table:style-name="Tabulka1">
        <table:table-column table:style-name="Tabulka1.A"/>
        <table:table-column table:style-name="Tabulka1.B" table:number-columns-repeated="4"/>
        <table:table-column table:style-name="Tabulka1.F"/>
        <text:soft-page-break/>
        <table:table-row table:style-name="Tabulka1.1">
          <table:table-cell table:style-name="Tabulka1.A1" office:value-type="string">
            <text:p text:style-name="P7">Ročník</text:p>
          </table:table-cell>
          <table:table-cell table:style-name="Tabulka1.A1" office:value-type="string">
            <text:p text:style-name="P5"><text:span text:style-name="T17"><text:s text:c="7"/>1.</text:span></text:p>
          </table:table-cell>
          <table:table-cell table:style-name="Tabulka1.A1" office:value-type="string">
            <text:p text:style-name="P5"><text:span text:style-name="T17"><text:s text:c="7"/>2.</text:span></text:p>
          </table:table-cell>
          <table:table-cell table:style-name="Tabulka1.A1" office:value-type="string">
            <text:p text:style-name="P5"><text:span text:style-name="T17"><text:s text:c="7"/>3.</text:span></text:p>
          </table:table-cell>
          <table:table-cell table:style-name="Tabulka1.A1" office:value-type="string">
            <text:p text:style-name="P5"><text:span text:style-name="T17"><text:s text:c="7"/>4.</text:span></text:p>
          </table:table-cell>
          <table:table-cell table:style-name="Tabulka1.F1" office:value-type="string">
            <text:p text:style-name="P5"><text:span text:style-name="T17"><text:s text:c="7"/>5.</text:span></text:p>
          </table:table-cell>
        </table:table-row>
        <table:table-row table:style-name="Tabulka1.1">
          <table:table-cell table:style-name="Tabulka1.A1" office:value-type="string">
            <text:p text:style-name="P8">český jazyk</text:p>
          </table:table-cell>
          <table:table-cell table:style-name="Tabulka1.A1" office:value-type="string">
            <text:p text:style-name="P5"><text:span text:style-name="T18"><text:s text:c="7"/>8</text:span></text:p>
          </table:table-cell>
          <table:table-cell table:style-name="Tabulka1.A1" office:value-type="string">
            <text:p text:style-name="P5"><text:span text:style-name="T18"><text:s text:c="7"/>9 </text:span></text:p>
          </table:table-cell>
          <table:table-cell table:style-name="Tabulka1.A1" office:value-type="string">
            <text:p text:style-name="P5"><text:span text:style-name="T18"><text:s text:c="7"/>7</text:span></text:p>
          </table:table-cell>
          <table:table-cell table:style-name="Tabulka1.A1" office:value-type="string">
            <text:p text:style-name="P5"><text:span text:style-name="T18"><text:s text:c="7"/>7</text:span></text:p>
          </table:table-cell>
          <table:table-cell table:style-name="Tabulka1.F1" office:value-type="string">
            <text:p text:style-name="P5"><text:span text:style-name="T18"><text:s text:c="7"/>7</text:span></text:p>
          </table:table-cell>
        </table:table-row>
        <table:table-row table:style-name="Tabulka1.1">
          <table:table-cell table:style-name="Tabulka1.A1" office:value-type="string">
            <text:p text:style-name="P5"><text:span text:style-name="T18">anglický</text:span><text:span text:style-name="T22"> </text:span><text:span text:style-name="T18">jazyk</text:span></text:p>
          </table:table-cell>
          <table:table-cell table:style-name="Tabulka1.A1" office:value-type="string">
            <text:p text:style-name="P5"><text:span text:style-name="T18"><text:s text:c="7"/>-</text:span></text:p>
          </table:table-cell>
          <table:table-cell table:style-name="Tabulka1.A1" office:value-type="string">
            <text:p text:style-name="P5"><text:span text:style-name="T18"><text:s text:c="7"/>-</text:span></text:p>
          </table:table-cell>
          <table:table-cell table:style-name="Tabulka1.A1" office:value-type="string">
            <text:p text:style-name="P5"><text:span text:style-name="T18"><text:s text:c="7"/>3</text:span></text:p>
          </table:table-cell>
          <table:table-cell table:style-name="Tabulka1.A1" office:value-type="string">
            <text:p text:style-name="P5"><text:span text:style-name="T18"><text:s text:c="7"/>3</text:span></text:p>
          </table:table-cell>
          <table:table-cell table:style-name="Tabulka1.F1" office:value-type="string">
            <text:p text:style-name="P5"><text:span text:style-name="T18"><text:s text:c="7"/>3</text:span></text:p>
          </table:table-cell>
        </table:table-row>
        <table:table-row table:style-name="Tabulka1.1">
          <table:table-cell table:style-name="Tabulka1.A1" office:value-type="string">
            <text:p text:style-name="P8">matematika</text:p>
          </table:table-cell>
          <table:table-cell table:style-name="Tabulka1.A1" office:value-type="string">
            <text:p text:style-name="P5"><text:span text:style-name="T18"><text:s text:c="7"/>5</text:span><text:span text:style-name="T19"> </text:span><text:span text:style-name="T25">*</text:span><text:span text:style-name="T18"> </text:span></text:p>
          </table:table-cell>
          <table:table-cell table:style-name="Tabulka1.A1" office:value-type="string">
            <text:p text:style-name="P5"><text:span text:style-name="T18"><text:s text:c="7"/>5 </text:span><text:span text:style-name="T25">*</text:span><text:span text:style-name="T18"> </text:span></text:p>
          </table:table-cell>
          <table:table-cell table:style-name="Tabulka1.A1" office:value-type="string">
            <text:p text:style-name="P5"><text:span text:style-name="T18"><text:s text:c="7"/>5 </text:span><text:span text:style-name="T25">*</text:span></text:p>
          </table:table-cell>
          <table:table-cell table:style-name="Tabulka1.A1" office:value-type="string">
            <text:p text:style-name="P5"><text:span text:style-name="T18"><text:s text:c="7"/>5 </text:span></text:p>
          </table:table-cell>
          <table:table-cell table:style-name="Tabulka1.F1" office:value-type="string">
            <text:p text:style-name="P5"><text:span text:style-name="T18"><text:s text:c="7"/>5 </text:span></text:p>
          </table:table-cell>
        </table:table-row>
        <table:table-row table:style-name="Tabulka1.1">
          <table:table-cell table:style-name="Tabulka1.A1" office:value-type="string">
            <text:p text:style-name="P8">prvouka</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3</text:span></text:p>
          </table:table-cell>
          <table:table-cell table:style-name="Tabulka1.A1" office:value-type="string">
            <text:p text:style-name="P5"><text:span text:style-name="T18"><text:s text:c="7"/>- <text:s text:c="2"/></text:span></text:p>
          </table:table-cell>
          <table:table-cell table:style-name="Tabulka1.F1" office:value-type="string">
            <text:p text:style-name="P5"><text:span text:style-name="T18"><text:s text:c="7"/>-</text:span></text:p>
          </table:table-cell>
        </table:table-row>
        <table:table-row table:style-name="Tabulka1.1">
          <table:table-cell table:style-name="Tabulka1.A1" office:value-type="string">
            <text:p text:style-name="P8">přírodověda</text:p>
          </table:table-cell>
          <table:table-cell table:style-name="Tabulka1.A1" office:value-type="string">
            <text:p text:style-name="P5"><text:span text:style-name="T18"><text:s text:c="7"/>- <text:s text:c="2"/></text:span></text:p>
          </table:table-cell>
          <table:table-cell table:style-name="Tabulka1.A1" office:value-type="string">
            <text:p text:style-name="P5"><text:span text:style-name="T18"><text:s text:c="7"/>-</text:span></text:p>
          </table:table-cell>
          <table:table-cell table:style-name="Tabulka1.A1" office:value-type="string">
            <text:p text:style-name="P5"><text:span text:style-name="T18"><text:s text:c="7"/>- </text:span></text:p>
          </table:table-cell>
          <table:table-cell table:style-name="Tabulka1.A1" office:value-type="string">
            <text:p text:style-name="P5"><text:span text:style-name="T18"><text:s text:c="7"/>2</text:span></text:p>
          </table:table-cell>
          <table:table-cell table:style-name="Tabulka1.F1" office:value-type="string">
            <text:p text:style-name="P5"><text:span text:style-name="T18"><text:s text:c="7"/>2 </text:span><text:span text:style-name="T25">*</text:span></text:p>
          </table:table-cell>
        </table:table-row>
        <table:table-row table:style-name="Tabulka1.1">
          <table:table-cell table:style-name="Tabulka1.A1" office:value-type="string">
            <text:p text:style-name="P8">vlastivěda</text:p>
          </table:table-cell>
          <table:table-cell table:style-name="Tabulka1.A1" office:value-type="string">
            <text:p text:style-name="P5"><text:span text:style-name="T18"><text:s text:c="7"/>- <text:s text:c="2"/></text:span></text:p>
          </table:table-cell>
          <table:table-cell table:style-name="Tabulka1.A1" office:value-type="string">
            <text:p text:style-name="P5"><text:span text:style-name="T18"><text:s text:c="7"/>-</text:span></text:p>
          </table:table-cell>
          <table:table-cell table:style-name="Tabulka1.A1" office:value-type="string">
            <text:p text:style-name="P5"><text:span text:style-name="T18"><text:s text:c="7"/>- </text:span></text:p>
          </table:table-cell>
          <table:table-cell table:style-name="Tabulka1.A1" office:value-type="string">
            <text:p text:style-name="P5"><text:span text:style-name="T18"><text:s text:c="7"/>1</text:span></text:p>
          </table:table-cell>
          <table:table-cell table:style-name="Tabulka1.F1" office:value-type="string">
            <text:p text:style-name="P5"><text:span text:style-name="T18"><text:s text:c="7"/>2 </text:span><text:span text:style-name="T25">*</text:span></text:p>
          </table:table-cell>
        </table:table-row>
        <table:table-row table:style-name="Tabulka1.1">
          <table:table-cell table:style-name="Tabulka1.A1" office:value-type="string">
            <text:p text:style-name="P8">výtvarná výchova</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2 </text:span></text:p>
          </table:table-cell>
          <table:table-cell table:style-name="Tabulka1.F1" office:value-type="string">
            <text:p text:style-name="P5"><text:span text:style-name="T18"><text:s text:c="7"/>1</text:span></text:p>
          </table:table-cell>
        </table:table-row>
        <table:table-row table:style-name="Tabulka1.1">
          <table:table-cell table:style-name="Tabulka1.A1" office:value-type="string">
            <text:p text:style-name="P8">hudební výchova</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 </text:span></text:p>
          </table:table-cell>
          <table:table-cell table:style-name="Tabulka1.F1" office:value-type="string">
            <text:p text:style-name="P5"><text:span text:style-name="T18"><text:s text:c="7"/>1</text:span></text:p>
          </table:table-cell>
        </table:table-row>
        <table:table-row table:style-name="Tabulka1.1">
          <table:table-cell table:style-name="Tabulka1.A1" office:value-type="string">
            <text:p text:style-name="P8">pracovní činnosti</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text:span></text:p>
          </table:table-cell>
          <table:table-cell table:style-name="Tabulka1.A1" office:value-type="string">
            <text:p text:style-name="P5"><text:span text:style-name="T18"><text:s text:c="7"/>1 </text:span></text:p>
          </table:table-cell>
          <table:table-cell table:style-name="Tabulka1.F1" office:value-type="string">
            <text:p text:style-name="P5"><text:span text:style-name="T18"><text:s text:c="7"/>1</text:span></text:p>
          </table:table-cell>
        </table:table-row>
        <table:table-row table:style-name="Tabulka1.1">
          <table:table-cell table:style-name="Tabulka1.A1" office:value-type="string">
            <text:p text:style-name="P8">tělesná výchova</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2</text:span></text:p>
          </table:table-cell>
          <table:table-cell table:style-name="Tabulka1.A1" office:value-type="string">
            <text:p text:style-name="P5"><text:span text:style-name="T18"><text:s text:c="7"/>2</text:span></text:p>
          </table:table-cell>
          <table:table-cell table:style-name="Tabulka1.F1" office:value-type="string">
            <text:p text:style-name="P5"><text:span text:style-name="T18"><text:s text:c="7"/>2</text:span></text:p>
          </table:table-cell>
        </table:table-row>
        <table:table-row table:style-name="Tabulka1.1">
          <table:table-cell table:style-name="Tabulka1.A1" office:value-type="string">
            <text:p text:style-name="P8">informatika</text:p>
          </table:table-cell>
          <table:table-cell table:style-name="Tabulka1.A1" office:value-type="string">
            <text:p text:style-name="P5"><text:span text:style-name="T18"><text:s text:c="7"/>0,5</text:span></text:p>
          </table:table-cell>
          <table:table-cell table:style-name="Tabulka1.A1" office:value-type="string">
            <text:p text:style-name="P5"><text:span text:style-name="T18"><text:s text:c="7"/>0,5</text:span></text:p>
          </table:table-cell>
          <table:table-cell table:style-name="Tabulka1.A1" office:value-type="string">
            <text:p text:style-name="P5"><text:span text:style-name="T18"><text:s text:c="7"/>0,5</text:span><text:span text:style-name="T25">*</text:span></text:p>
          </table:table-cell>
          <table:table-cell table:style-name="Tabulka1.A1" office:value-type="string">
            <text:p text:style-name="P5"><text:span text:style-name="T18"><text:s text:c="7"/>0,5</text:span><text:span text:style-name="T25">*</text:span></text:p>
          </table:table-cell>
          <table:table-cell table:style-name="Tabulka1.F1" office:value-type="string">
            <text:p text:style-name="P5"><text:span text:style-name="T18"><text:s text:c="7"/>0,5</text:span><text:span text:style-name="T25">*</text:span></text:p>
          </table:table-cell>
        </table:table-row>
        <table:table-row table:style-name="Tabulka1.1">
          <table:table-cell table:style-name="Tabulka1.A1" office:value-type="string">
            <text:p text:style-name="P8">konverzace</text:p>
          </table:table-cell>
          <table:table-cell table:style-name="Tabulka1.A1" office:value-type="string">
            <text:p text:style-name="P5"><text:span text:style-name="T18"><text:s text:c="7"/>0,5</text:span><text:span text:style-name="T25">*</text:span></text:p>
          </table:table-cell>
          <table:table-cell table:style-name="Tabulka1.A1" office:value-type="string">
            <text:p text:style-name="P5"><text:span text:style-name="T18"><text:s text:c="7"/>0,5</text:span><text:span text:style-name="T25">*</text:span></text:p>
          </table:table-cell>
          <table:table-cell table:style-name="Tabulka1.A1" office:value-type="string">
            <text:p text:style-name="P5"><text:span text:style-name="T18"><text:s text:c="7"/>0,5</text:span><text:span text:style-name="T25">*</text:span></text:p>
          </table:table-cell>
          <table:table-cell table:style-name="Tabulka1.A1" office:value-type="string">
            <text:p text:style-name="P5"><text:span text:style-name="T18"><text:s text:c="7"/>0,5</text:span><text:span text:style-name="T25">*</text:span></text:p>
          </table:table-cell>
          <table:table-cell table:style-name="Tabulka1.F1" office:value-type="string">
            <text:p text:style-name="P5"><text:span text:style-name="T18"><text:s text:c="7"/>0,5</text:span><text:span text:style-name="T25">*</text:span></text:p>
          </table:table-cell>
        </table:table-row>
        <table:table-row table:style-name="Tabulka1.1">
          <table:table-cell table:style-name="Tabulka1.A1" office:value-type="string">
            <text:p text:style-name="P9"/>
          </table:table-cell>
          <table:table-cell table:style-name="Tabulka1.A1" office:value-type="string">
            <text:p text:style-name="P9"/>
          </table:table-cell>
          <table:table-cell table:style-name="Tabulka1.A1" office:value-type="string">
            <text:p text:style-name="P9"/>
          </table:table-cell>
          <table:table-cell table:style-name="Tabulka1.A1" office:value-type="string">
            <text:p text:style-name="P9"/>
          </table:table-cell>
          <table:table-cell table:style-name="Tabulka1.A1" office:value-type="string">
            <text:p text:style-name="P9"/>
          </table:table-cell>
          <table:table-cell table:style-name="Tabulka1.F1" office:value-type="string">
            <text:p text:style-name="P5"/>
          </table:table-cell>
        </table:table-row>
        <table:table-row table:style-name="Tabulka1.1">
          <table:table-cell table:style-name="Tabulka1.A1" office:value-type="string">
            <text:p text:style-name="P7">Celkem h.</text:p>
          </table:table-cell>
          <table:table-cell table:style-name="Tabulka1.A1" office:value-type="string">
            <text:p text:style-name="P5"><text:span text:style-name="T17"><text:s text:c="7"/>21</text:span></text:p>
          </table:table-cell>
          <table:table-cell table:style-name="Tabulka1.A1" office:value-type="string">
            <text:p text:style-name="P5"><text:span text:style-name="T17"><text:s text:c="7"/>22</text:span></text:p>
          </table:table-cell>
          <table:table-cell table:style-name="Tabulka1.A1" office:value-type="string">
            <text:p text:style-name="P5"><text:span text:style-name="T17"><text:s text:c="7"/>25</text:span></text:p>
          </table:table-cell>
          <table:table-cell table:style-name="Tabulka1.A1" office:value-type="string">
            <text:p text:style-name="P5"><text:span text:style-name="T17"><text:s text:c="7"/>25</text:span></text:p>
          </table:table-cell>
          <table:table-cell table:style-name="Tabulka1.F1" office:value-type="string">
            <text:p text:style-name="P5"><text:span text:style-name="T17"><text:s text:c="7"/>25</text:span></text:p>
          </table:table-cell>
        </table:table-row>
      </table:table>
      <text:p text:style-name="P6"/>
      <text:p text:style-name="P10">* Disponibilní dotace pro I. stupeň je 14 vyučovacích hodin týdně. V našem učebním plánu jsme ji využili následovně:</text:p>
      <text:p text:style-name="P10">a) český jazyk 1. ročník 1 hodina a 2. ročník 2 hodiny týdně<text:tab/><text:tab/>3 hodiny</text:p>
      <text:p text:style-name="P10">b) matematika 1., 2., 3., 4., 5. <text:s/>ročník 1 hodině týdně<text:tab/><text:tab/><text:tab/>5 hodin</text:p>
      <text:p text:style-name="P10">c) přírodověda 5. ročník 1 hodina týdně<text:tab/><text:tab/><text:tab/><text:tab/><text:tab/>1 hodina</text:p>
      <text:p text:style-name="P10">d) vlastivěda 5. ročník 1 hodina týdně<text:tab/><text:tab/><text:tab/><text:tab/><text:tab/><text:tab/>1 hodina</text:p>
      <text:p text:style-name="P10">e) informatika 3., 4., 5. ročník 0,5 hodiny týdně<text:tab/><text:tab/><text:tab/><text:tab/>1,5 hodiny</text:p>
      <text:p text:style-name="P10">f) konverzace 1., 2., 3., 4., 5. ročník<text:tab/> 0,5 hodiny týdně<text:tab/><text:tab/><text:tab/>2,5 hodiny</text:p>
      <text:p text:style-name="P6"><text:span text:style-name="T20"><text:tab/><text:tab/><text:tab/><text:tab/><text:tab/><text:tab/><text:tab/></text:span><text:span text:style-name="T21">C e l k e m <text:tab/><text:tab/><text:tab/>14 hodin<text:tab/></text:span></text:p>
      <table:table table:name="Tabulka2" table:style-name="Tabulka2">
        <table:table-column table:style-name="Tabulka2.A"/>
        <table:table-column table:style-name="Tabulka2.B"/>
        <table:table-column table:style-name="Tabulka2.C"/>
        <table:table-column table:style-name="Tabulka2.D"/>
        <table:table-column table:style-name="Tabulka2.E"/>
        <table:table-column table:style-name="Tabulka2.F"/>
        <table:table-column table:style-name="Tabulka2.C"/>
        <table:table-column table:style-name="Tabulka2.H" table:number-columns-repeated="2"/>
        <table:table-column table:style-name="Tabulka2.J"/>
        <table:table-column table:style-name="Tabulka2.K"/>
        <table:table-column table:style-name="Tabulka2.L"/>
        <table:table-column table:style-name="Tabulka2.M"/>
        <table:table-column table:style-name="Tabulka2.N"/>
        <table:table-column table:style-name="Tabulka2.O"/>
        <table:table-row table:style-name="Tabulka2.1">
          <table:table-cell table:style-name="Tabulka2.A1" office:value-type="string">
            <text:p text:style-name="P8">Roč.</text:p>
          </table:table-cell>
          <table:table-cell table:style-name="Tabulka2.A1" office:value-type="string">
            <text:p text:style-name="P8">Čj</text:p>
          </table:table-cell>
          <table:table-cell table:style-name="Tabulka2.A1" office:value-type="string">
            <text:p text:style-name="P8">Aj</text:p>
          </table:table-cell>
          <table:table-cell table:style-name="Tabulka2.A1" office:value-type="string">
            <text:p text:style-name="P8">Ma</text:p>
          </table:table-cell>
          <table:table-cell table:style-name="Tabulka2.A1" office:value-type="string">
            <text:p text:style-name="P8">Prv</text:p>
          </table:table-cell>
          <table:table-cell table:style-name="Tabulka2.A1" office:value-type="string">
            <text:p text:style-name="P5"><text:span text:style-name="T18"><text:s text:c="2"/>Př</text:span></text:p>
          </table:table-cell>
          <table:table-cell table:style-name="Tabulka2.A1" office:value-type="string">
            <text:p text:style-name="P8">Vl</text:p>
          </table:table-cell>
          <table:table-cell table:style-name="Tabulka2.A1" office:value-type="string">
            <text:p text:style-name="P8">Vv</text:p>
          </table:table-cell>
          <table:table-cell table:style-name="Tabulka2.A1" office:value-type="string">
            <text:p text:style-name="P5"><text:span text:style-name="T18"><text:s/>Hv</text:span></text:p>
          </table:table-cell>
          <table:table-cell table:style-name="Tabulka2.A1" office:value-type="string">
            <text:p text:style-name="P8">Prac</text:p>
          </table:table-cell>
          <table:table-cell table:style-name="Tabulka2.A1" office:value-type="string">
            <text:p text:style-name="P8">Tv</text:p>
          </table:table-cell>
          <table:table-cell table:style-name="Tabulka2.A1" office:value-type="string">
            <text:p text:style-name="P8">Inf</text:p>
          </table:table-cell>
          <table:table-cell table:style-name="Tabulka2.A1" office:value-type="string">
            <text:p text:style-name="P8">Konv</text:p>
          </table:table-cell>
          <table:table-cell table:style-name="Tabulka2.A1" office:value-type="string">
            <text:p text:style-name="P8">Nep</text:p>
          </table:table-cell>
          <table:table-cell table:style-name="Tabulka2.O1" office:value-type="string">
            <text:list xml:id="list190202363152036" text:continue-numbering="true" text:style-name="WW8Num1">
              <text:list-item>
                <text:list>
                  <text:list-item>
                    <text:h text:style-name="P87" text:outline-level="2">Celk</text:h>
                  </text:list-item>
                </text:list>
              </text:list-item>
            </text:list>
          </table:table-cell>
        </table:table-row>
        <table:table-row table:style-name="Tabulka2.1">
          <table:table-cell table:style-name="Tabulka2.A1" office:value-type="string">
            <text:p text:style-name="P5"><text:span text:style-name="T18"><text:s text:c="3"/>1.</text:span></text:p>
          </table:table-cell>
          <table:table-cell table:style-name="Tabulka2.A1" office:value-type="string">
            <text:p text:style-name="P5"><text:span text:style-name="T18"><text:s text:c="2"/>8</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5</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 text:c="3"/>-</text:span></text:p>
          </table:table-cell>
          <table:table-cell table:style-name="Tabulka2.O1" office:value-type="string">
            <text:p text:style-name="P5"><text:span text:style-name="T17"><text:s/>21</text:span></text:p>
          </table:table-cell>
        </table:table-row>
        <table:table-row table:style-name="Tabulka2.1">
          <table:table-cell table:style-name="Tabulka2.A1" office:value-type="string">
            <text:p text:style-name="P5"><text:span text:style-name="T18"><text:s text:c="3"/>2.</text:span></text:p>
          </table:table-cell>
          <table:table-cell table:style-name="Tabulka2.A1" office:value-type="string">
            <text:p text:style-name="P5"><text:span text:style-name="T18"><text:s text:c="2"/>9</text:span></text:p>
          </table:table-cell>
          <table:table-cell table:style-name="Tabulka2.A1" office:value-type="string">
            <text:p text:style-name="P5"><text:span text:style-name="T18"><text:s text:c="2"/>- </text:span></text:p>
          </table:table-cell>
          <table:table-cell table:style-name="Tabulka2.A1" office:value-type="string">
            <text:p text:style-name="P5"><text:span text:style-name="T18"><text:s text:c="2"/>5</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 text:c="3"/>-</text:span></text:p>
          </table:table-cell>
          <table:table-cell table:style-name="Tabulka2.O1" office:value-type="string">
            <text:p text:style-name="P5"><text:span text:style-name="T17"><text:s/>22</text:span></text:p>
          </table:table-cell>
        </table:table-row>
        <table:table-row table:style-name="Tabulka2.1">
          <table:table-cell table:style-name="Tabulka2.A1" office:value-type="string">
            <text:p text:style-name="P5"><text:span text:style-name="T18"><text:s text:c="3"/>3.</text:span></text:p>
          </table:table-cell>
          <table:table-cell table:style-name="Tabulka2.A1" office:value-type="string">
            <text:p text:style-name="P5"><text:span text:style-name="T18"><text:s text:c="2"/>7 </text:span></text:p>
          </table:table-cell>
          <table:table-cell table:style-name="Tabulka2.A1" office:value-type="string">
            <text:p text:style-name="P5"><text:span text:style-name="T18"><text:s text:c="2"/>3</text:span></text:p>
          </table:table-cell>
          <table:table-cell table:style-name="Tabulka2.A1" office:value-type="string">
            <text:p text:style-name="P5"><text:span text:style-name="T18"><text:s text:c="2"/>5</text:span></text:p>
          </table:table-cell>
          <table:table-cell table:style-name="Tabulka2.A1" office:value-type="string">
            <text:p text:style-name="P5"><text:span text:style-name="T18"><text:s text:c="2"/>3</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 text:c="3"/>-</text:span></text:p>
          </table:table-cell>
          <table:table-cell table:style-name="Tabulka2.O1" office:value-type="string">
            <text:p text:style-name="P5"><text:span text:style-name="T17"><text:s/>25</text:span></text:p>
          </table:table-cell>
        </table:table-row>
        <table:table-row table:style-name="Tabulka2.1">
          <table:table-cell table:style-name="Tabulka2.A1" office:value-type="string">
            <text:p text:style-name="P5"><text:span text:style-name="T18"><text:s text:c="3"/>4. </text:span></text:p>
          </table:table-cell>
          <table:table-cell table:style-name="Tabulka2.A1" office:value-type="string">
            <text:p text:style-name="P5"><text:span text:style-name="T18"><text:s text:c="2"/>7</text:span></text:p>
          </table:table-cell>
          <table:table-cell table:style-name="Tabulka2.A1" office:value-type="string">
            <text:p text:style-name="P5"><text:span text:style-name="T18"><text:s text:c="2"/>3</text:span></text:p>
          </table:table-cell>
          <table:table-cell table:style-name="Tabulka2.A1" office:value-type="string">
            <text:p text:style-name="P5"><text:span text:style-name="T18"><text:s text:c="2"/>5</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 text:c="3"/>-</text:span></text:p>
          </table:table-cell>
          <table:table-cell table:style-name="Tabulka2.O1" office:value-type="string">
            <text:p text:style-name="P5"><text:span text:style-name="T17"><text:s/>25</text:span></text:p>
          </table:table-cell>
        </table:table-row>
        <table:table-row table:style-name="Tabulka2.1">
          <table:table-cell table:style-name="Tabulka2.A1" office:value-type="string">
            <text:p text:style-name="P5"><text:span text:style-name="T18"><text:s text:c="3"/>5.</text:span></text:p>
          </table:table-cell>
          <table:table-cell table:style-name="Tabulka2.A1" office:value-type="string">
            <text:p text:style-name="P5"><text:span text:style-name="T18"><text:s text:c="2"/>7</text:span></text:p>
          </table:table-cell>
          <table:table-cell table:style-name="Tabulka2.A1" office:value-type="string">
            <text:p text:style-name="P5"><text:span text:style-name="T18"><text:s text:c="2"/>3</text:span></text:p>
          </table:table-cell>
          <table:table-cell table:style-name="Tabulka2.A1" office:value-type="string">
            <text:p text:style-name="P5"><text:span text:style-name="T18"><text:s text:c="2"/>5</text:span></text:p>
          </table:table-cell>
          <table:table-cell table:style-name="Tabulka2.A1" office:value-type="string">
            <text:p text:style-name="P5"><text:span text:style-name="T18"><text:s text:c="2"/>-</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1</text:span></text:p>
          </table:table-cell>
          <table:table-cell table:style-name="Tabulka2.A1" office:value-type="string">
            <text:p text:style-name="P5"><text:span text:style-name="T18"><text:s text:c="2"/>2</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0,5</text:span></text:p>
          </table:table-cell>
          <table:table-cell table:style-name="Tabulka2.A1" office:value-type="string">
            <text:p text:style-name="P5"><text:span text:style-name="T18"><text:s text:c="3"/>-</text:span></text:p>
          </table:table-cell>
          <table:table-cell table:style-name="Tabulka2.O1" office:value-type="string">
            <text:p text:style-name="P5"><text:span text:style-name="T17"><text:s/>25</text:span></text:p>
          </table:table-cell>
        </table:table-row>
        <table:table-row table:style-name="Tabulka2.1">
          <table:table-cell table:style-name="Tabulka2.A1" office:value-type="string">
            <text:p text:style-name="P7">celk</text:p>
          </table:table-cell>
          <table:table-cell table:style-name="Tabulka2.A1" office:value-type="string">
            <text:p text:style-name="P5"><text:span text:style-name="T17"><text:s/>38</text:span></text:p>
          </table:table-cell>
          <table:table-cell table:style-name="Tabulka2.A1" office:value-type="string">
            <text:p text:style-name="P5"><text:span text:style-name="T17"><text:s text:c="2"/>9</text:span></text:p>
          </table:table-cell>
          <table:table-cell table:style-name="Tabulka2.A1" office:value-type="string">
            <text:p text:style-name="P5"><text:span text:style-name="T17"><text:s/>25</text:span></text:p>
          </table:table-cell>
          <table:table-cell table:style-name="Tabulka2.A1" office:value-type="string">
            <text:p text:style-name="P5"><text:span text:style-name="T17"><text:s text:c="2"/>7</text:span></text:p>
          </table:table-cell>
          <table:table-cell table:style-name="Tabulka2.A1" office:value-type="string">
            <text:p text:style-name="P5"><text:span text:style-name="T17"><text:s text:c="2"/>4</text:span></text:p>
          </table:table-cell>
          <table:table-cell table:style-name="Tabulka2.A1" office:value-type="string">
            <text:p text:style-name="P5"><text:span text:style-name="T17"><text:s text:c="2"/>3</text:span></text:p>
          </table:table-cell>
          <table:table-cell table:style-name="Tabulka2.A1" office:value-type="string">
            <text:p text:style-name="P5"><text:span text:style-name="T17"><text:s text:c="2"/>7</text:span></text:p>
          </table:table-cell>
          <table:table-cell table:style-name="Tabulka2.A1" office:value-type="string">
            <text:p text:style-name="P5"><text:span text:style-name="T17"><text:s text:c="2"/>5</text:span></text:p>
          </table:table-cell>
          <table:table-cell table:style-name="Tabulka2.A1" office:value-type="string">
            <text:p text:style-name="P5"><text:span text:style-name="T17"><text:s text:c="2"/>5</text:span></text:p>
          </table:table-cell>
          <table:table-cell table:style-name="Tabulka2.A1" office:value-type="string">
            <text:p text:style-name="P5"><text:span text:style-name="T17"><text:s/>10</text:span></text:p>
          </table:table-cell>
          <table:table-cell table:style-name="Tabulka2.A1" office:value-type="string">
            <text:p text:style-name="P5"><text:span text:style-name="T17"><text:s/>2,5</text:span></text:p>
          </table:table-cell>
          <table:table-cell table:style-name="Tabulka2.A1" office:value-type="string">
            <text:p text:style-name="P5"><text:span text:style-name="T17"><text:s/>2,5</text:span></text:p>
          </table:table-cell>
          <table:table-cell table:style-name="Tabulka2.A1" office:value-type="string">
            <text:p text:style-name="P5"><text:span text:style-name="T17"><text:s text:c="3"/>-</text:span></text:p>
          </table:table-cell>
          <table:table-cell table:style-name="Tabulka2.O1" office:value-type="string">
            <text:p text:style-name="P5"><text:span text:style-name="T17"><text:s/>118</text:span></text:p>
          </table:table-cell>
        </table:table-row>
      </table:table>
      <text:p text:style-name="P6"/>
      <text:list xml:id="list190202373147524" text:continue-numbering="true" text:style-name="WW8Num1">
        <text:list-item>
          <text:list>
            <text:list-item>
              <text:list>
                <text:list-item>
                  <text:h text:style-name="P94" text:outline-level="3">Celkem 118 hodin a jsou dodrženy dotace pro jednotlivé předměty dle RVP</text:h>
                </text:list-item>
              </text:list>
            </text:list-item>
          </text:list>
        </text:list-item>
      </text:list>
      <text:p text:style-name="P6"/>
      <text:p text:style-name="P49"/>
      <text:p text:style-name="P49">Jednotlivé předměty jsem přiřadil k pojmům RVP takto:</text:p>
      <text:p text:style-name="P69"/>
      <text:p text:style-name="P69"><text:soft-page-break/></text:p>
      <text:list xml:id="list8157881668479563231" text:style-name="WW8Num8">
        <text:list-item>
          <text:p text:style-name="P78">Jazyk a jazyková komunikace</text:p>
        </text:list-item>
      </text:list>
      <text:p text:style-name="P79">Český jazyk</text:p>
      <text:p text:style-name="P79">Anglický jazyk</text:p>
      <text:p text:style-name="P79">Konverzace</text:p>
      <text:p text:style-name="P79"/>
      <text:list xml:id="list190202383151861" text:continue-numbering="true" text:style-name="WW8Num8">
        <text:list-item>
          <text:p text:style-name="P78">Matematika a její aplikace</text:p>
        </text:list-item>
      </text:list>
      <text:p text:style-name="P79">Matematika</text:p>
      <text:p text:style-name="P79"/>
      <text:list xml:id="list190202383143392" text:continue-numbering="true" text:style-name="WW8Num8">
        <text:list-item>
          <text:p text:style-name="P78">Informační a komunikační technologie</text:p>
        </text:list-item>
      </text:list>
      <text:p text:style-name="P79">Informatika</text:p>
      <text:p text:style-name="P79"/>
      <text:list xml:id="list190202383142421" text:continue-numbering="true" text:style-name="WW8Num8">
        <text:list-item>
          <text:p text:style-name="P78">Člověk a jeho svět</text:p>
        </text:list-item>
      </text:list>
      <text:p text:style-name="P79">Prvouka</text:p>
      <text:p text:style-name="P79">Přírodověda</text:p>
      <text:p text:style-name="P79">Vlastivěda</text:p>
      <text:p text:style-name="P79"/>
      <text:list xml:id="list190202383148035" text:continue-numbering="true" text:style-name="WW8Num8">
        <text:list-item>
          <text:p text:style-name="P78">Umění a kultura</text:p>
        </text:list-item>
      </text:list>
      <text:p text:style-name="P79">Hudební výchova</text:p>
      <text:p text:style-name="P79">Výtvarná výchova</text:p>
      <text:p text:style-name="P79"/>
      <text:list xml:id="list190202383172167" text:continue-numbering="true" text:style-name="WW8Num8">
        <text:list-item>
          <text:p text:style-name="P78">Člověk a zdraví</text:p>
        </text:list-item>
      </text:list>
      <text:p text:style-name="P79">Tělesná výchova</text:p>
      <text:p text:style-name="P79"/>
      <text:list xml:id="list190202383140936" text:continue-numbering="true" text:style-name="WW8Num8">
        <text:list-item>
          <text:p text:style-name="P78">Člověk a svět práce</text:p>
        </text:list-item>
      </text:list>
      <text:p text:style-name="P79">Pracovní činnosti</text:p>
      <text:p text:style-name="P80"/>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1">5. Začlenění tematických okruhů průřezových témat</text:p>
      <text:p text:style-name="P22">Tematické okruhy průřezových témat jsou integrovány do vzdělávacích obsahů vyučovacích předmětů.</text:p>
      <text:p text:style-name="P22"/>
      <table:table table:name="Tabulka3" table:style-name="Tabulka3">
        <table:table-column table:style-name="Tabulka3.A"/>
        <table:table-column table:style-name="Tabulka3.B"/>
        <table:table-column table:style-name="Tabulka3.C"/>
        <table:table-column table:style-name="Tabulka3.B"/>
        <table:table-column table:style-name="Tabulka3.C"/>
        <table:table-column table:style-name="Tabulka3.F"/>
        <table:table-row table:style-name="Tabulka3.1">
          <table:table-cell table:style-name="Tabulka3.A1" office:value-type="string">
            <text:p text:style-name="P11">Temat. okruhy průřezových <text:soft-page-break/>témat</text:p>
          </table:table-cell>
          <table:table-cell table:style-name="Tabulka3.A1" office:value-type="string">
            <text:p text:style-name="P12"><text:span text:style-name="T26"><text:s text:c="3"/>1. ročník</text:span></text:p>
          </table:table-cell>
          <table:table-cell table:style-name="Tabulka3.A1" office:value-type="string">
            <text:p text:style-name="P12"><text:span text:style-name="T26"><text:s text:c="3"/>2. ročník</text:span></text:p>
          </table:table-cell>
          <table:table-cell table:style-name="Tabulka3.A1" office:value-type="string">
            <text:p text:style-name="P12"><text:span text:style-name="T26"><text:s text:c="3"/>3. ročník</text:span></text:p>
          </table:table-cell>
          <table:table-cell table:style-name="Tabulka3.A1" office:value-type="string">
            <text:p text:style-name="P12"><text:span text:style-name="T26"><text:s text:c="3"/>4. ročník</text:span></text:p>
          </table:table-cell>
          <table:table-cell table:style-name="Tabulka3.F1" office:value-type="string">
            <text:p text:style-name="P12"><text:span text:style-name="T26"><text:s text:c="2"/>5. ročník</text:span></text:p>
          </table:table-cell>
        </table:table-row>
        <table:table-row table:style-name="Tabulka3.1">
          <table:table-cell table:style-name="Tabulka3.A1" office:value-type="string">
            <text:p text:style-name="P13">Osobnostní <text:s/>a sociální výchova</text:p>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F1" office:value-type="string">
            <text:p text:style-name="P12"/>
          </table:table-cell>
        </table:table-row>
        <table:table-row table:style-name="Tabulka3.1">
          <table:table-cell table:style-name="Tabulka3.A1" office:value-type="string">
            <text:p text:style-name="P12">OSOBNOSTNÍ ROZVOJ</text:p>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F1" office:value-type="string">
            <text:p text:style-name="P12"/>
          </table:table-cell>
        </table:table-row>
        <table:table-row table:style-name="Tabulka3.1">
          <table:table-cell table:style-name="Tabulka3.A1" office:value-type="string">
            <text:p text:style-name="P12">Poznávání</text:p>
          </table:table-cell>
          <table:table-cell table:style-name="Tabulka3.A1" office:value-type="string">
            <text:p text:style-name="P12">TV, HV, ČJ, VV, PRV, M, INF</text:p>
          </table:table-cell>
          <table:table-cell table:style-name="Tabulka3.A1" office:value-type="string">
            <text:p text:style-name="P12">TV, HV, ČJ, VV, PRV, M, INF</text:p>
          </table:table-cell>
          <table:table-cell table:style-name="Tabulka3.A1" office:value-type="string">
            <text:p text:style-name="P12">TV, HV, ČJ, VV, PRV, M, INF</text:p>
          </table:table-cell>
          <table:table-cell table:style-name="Tabulka3.A1" office:value-type="string">
            <text:p text:style-name="P12">TV, HV, ČJ, VV, PŘ, M, INF</text:p>
          </table:table-cell>
          <table:table-cell table:style-name="Tabulka3.F1" office:value-type="string">
            <text:p text:style-name="P12">TV, HV, ČJ, VV, PŘ, M, INF</text:p>
          </table:table-cell>
        </table:table-row>
        <table:table-row table:style-name="Tabulka3.1">
          <table:table-cell table:style-name="Tabulka3.A1" office:value-type="string">
            <text:p text:style-name="P12">Sebepoznání</text:p>
          </table:table-cell>
          <table:table-cell table:style-name="Tabulka3.A1" office:value-type="string">
            <text:p text:style-name="P12">TV, HV, ČJ, VV, PRV, M</text:p>
          </table:table-cell>
          <table:table-cell table:style-name="Tabulka3.A1" office:value-type="string">
            <text:p text:style-name="P12">TV, HV, ČJ, VV, PRV, M</text:p>
          </table:table-cell>
          <table:table-cell table:style-name="Tabulka3.A1" office:value-type="string">
            <text:p text:style-name="P12">TV, HV, ČJ, VV, PRV, M</text:p>
          </table:table-cell>
          <table:table-cell table:style-name="Tabulka3.A1" office:value-type="string">
            <text:p text:style-name="P12">TV, HV, ČJ, VL, VV, PŘ, M</text:p>
          </table:table-cell>
          <table:table-cell table:style-name="Tabulka3.F1" office:value-type="string">
            <text:p text:style-name="P5">TV, HV, ČJ, VL, VV, PŘ, M</text:p>
          </table:table-cell>
        </table:table-row>
        <table:table-row table:style-name="Tabulka3.1">
          <table:table-cell table:style-name="Tabulka3.A1" office:value-type="string">
            <text:p text:style-name="P12">Seberegulace</text:p>
          </table:table-cell>
          <table:table-cell table:style-name="Tabulka3.A1" office:value-type="string">
            <text:p text:style-name="P12">ČJ, M, TV,HV</text:p>
          </table:table-cell>
          <table:table-cell table:style-name="Tabulka3.A1" office:value-type="string">
            <text:p text:style-name="P12">ČJ, M, TV,HV</text:p>
          </table:table-cell>
          <table:table-cell table:style-name="Tabulka3.A1" office:value-type="string">
            <text:p text:style-name="P12">ČJ, M, TV,HV</text:p>
          </table:table-cell>
          <table:table-cell table:style-name="Tabulka3.A1" office:value-type="string">
            <text:p text:style-name="P12">ČJ, M, TV,HV, VL, PŘ</text:p>
          </table:table-cell>
          <table:table-cell table:style-name="Tabulka3.F1" office:value-type="string">
            <text:p text:style-name="P12">ČJ, M, VL, TV,HV, PŘ</text:p>
          </table:table-cell>
        </table:table-row>
        <table:table-row table:style-name="Tabulka3.1">
          <table:table-cell table:style-name="Tabulka3.A1" office:value-type="string">
            <text:p text:style-name="P12">Psychohygiena</text:p>
          </table:table-cell>
          <table:table-cell table:style-name="Tabulka3.A1" office:value-type="string">
            <text:p text:style-name="P12">HV, VV, PRV, TV, M</text:p>
          </table:table-cell>
          <table:table-cell table:style-name="Tabulka3.A1" office:value-type="string">
            <text:p text:style-name="P12">HV, VV, PRV, TV, M</text:p>
          </table:table-cell>
          <table:table-cell table:style-name="Tabulka3.A1" office:value-type="string">
            <text:p text:style-name="P12">HV, VV, PRV, TV, M</text:p>
          </table:table-cell>
          <table:table-cell table:style-name="Tabulka3.A1" office:value-type="string">
            <text:p text:style-name="P12">HV, VV,VL, <text:s/>PŘ, TV, M</text:p>
          </table:table-cell>
          <table:table-cell table:style-name="Tabulka3.F1" office:value-type="string">
            <text:p text:style-name="P12">HV, VV, VL, PŘ, TV, M</text:p>
          </table:table-cell>
        </table:table-row>
        <table:table-row table:style-name="Tabulka3.1">
          <table:table-cell table:style-name="Tabulka3.A1" office:value-type="string">
            <text:p text:style-name="P12">Kreativita</text:p>
          </table:table-cell>
          <table:table-cell table:style-name="Tabulka3.A1" office:value-type="string">
            <text:p text:style-name="P12">TV, HV, PČ, ČJ, VV, PRV, M, KO, INF</text:p>
          </table:table-cell>
          <table:table-cell table:style-name="Tabulka3.A1" office:value-type="string">
            <text:p text:style-name="P12">TV, HV, PČ, ČJ, VV, PRV, M, KO, INF</text:p>
          </table:table-cell>
          <table:table-cell table:style-name="Tabulka3.A1" office:value-type="string">
            <text:p text:style-name="P12">TV, HV, PČ, ČJ, VV, PRV, M, AJ, INF</text:p>
          </table:table-cell>
          <table:table-cell table:style-name="Tabulka3.A1" office:value-type="string">
            <text:p text:style-name="P12">TV, HV, PČ, ČJ, VV, PŘ, VL, M, AJ, INF</text:p>
          </table:table-cell>
          <table:table-cell table:style-name="Tabulka3.F1" office:value-type="string">
            <text:p text:style-name="P12">TV, HV, PČ, ČJ, VV, PŘ, VL, M, AJ, INF</text:p>
          </table:table-cell>
        </table:table-row>
        <table:table-row table:style-name="Tabulka3.1">
          <table:table-cell table:style-name="Tabulka3.A1" office:value-type="string">
            <text:p text:style-name="P12">SOCIÁLNÍ ROZVOJ</text:p>
          </table:table-cell>
          <table:table-cell table:style-name="Tabulka3.A1" office:value-type="string">
            <text:p text:style-name="P12"/>
            <text:p text:style-name="P15"/>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F1" office:value-type="string">
            <text:p text:style-name="P12"/>
          </table:table-cell>
        </table:table-row>
        <table:table-row table:style-name="Tabulka3.1">
          <table:table-cell table:style-name="Tabulka3.A1" office:value-type="string">
            <text:p text:style-name="P12">Poznávání lidí</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Ř, VL, TV,PČ</text:p>
          </table:table-cell>
          <table:table-cell table:style-name="Tabulka3.F1" office:value-type="string">
            <text:p text:style-name="P12">ČJ, PŘ, VL, TV,PČ</text:p>
          </table:table-cell>
        </table:table-row>
        <table:table-row table:style-name="Tabulka3.1">
          <table:table-cell table:style-name="Tabulka3.A1" office:value-type="string">
            <text:p text:style-name="P12">Mezilidské vztahy</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Ř, VL, TV,PČ</text:p>
          </table:table-cell>
          <table:table-cell table:style-name="Tabulka3.F1" office:value-type="string">
            <text:p text:style-name="P12">ČJ, PŘ, VL, TV,PČ</text:p>
          </table:table-cell>
        </table:table-row>
        <table:table-row table:style-name="Tabulka3.1">
          <table:table-cell table:style-name="Tabulka3.A1" office:value-type="string">
            <text:p text:style-name="P12">Komunikace</text:p>
          </table:table-cell>
          <table:table-cell table:style-name="Tabulka3.A1" office:value-type="string">
            <text:p text:style-name="P12">ČJ, PRV, TV,PČ, KO</text:p>
          </table:table-cell>
          <table:table-cell table:style-name="Tabulka3.A1" office:value-type="string">
            <text:p text:style-name="P12">ČJ, PRV, <text:s/>TV,PČ, KO</text:p>
          </table:table-cell>
          <table:table-cell table:style-name="Tabulka3.A1" office:value-type="string">
            <text:p text:style-name="P12">ČJ, PRV, TV,PČ, KO, AJ</text:p>
          </table:table-cell>
          <table:table-cell table:style-name="Tabulka3.A1" office:value-type="string">
            <text:p text:style-name="P12">ČJ, PŘ, VL, TV,PČ, KO, AJ</text:p>
          </table:table-cell>
          <table:table-cell table:style-name="Tabulka3.F1" office:value-type="string">
            <text:p text:style-name="P12">ČJ, PŘ, VL, KO, AJ, <text:s/>TV,PČ</text:p>
          </table:table-cell>
        </table:table-row>
        <table:table-row table:style-name="Tabulka3.1">
          <table:table-cell table:style-name="Tabulka3.A1" office:value-type="string">
            <text:p text:style-name="P12">Kooperace a kompetice</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RV, TV,PČ</text:p>
          </table:table-cell>
          <table:table-cell table:style-name="Tabulka3.A1" office:value-type="string">
            <text:p text:style-name="P12">ČJ, PŘ, VL, TV,PČ</text:p>
          </table:table-cell>
          <table:table-cell table:style-name="Tabulka3.F1" office:value-type="string">
            <text:p text:style-name="P12">ČJ, PŘ, VL, TV,PČ</text:p>
          </table:table-cell>
        </table:table-row>
        <table:table-row table:style-name="Tabulka3.1">
          <table:table-cell table:style-name="Tabulka3.A1" office:value-type="string">
            <text:p text:style-name="P12">MORÁLNÍ ROZVOJ</text:p>
          </table:table-cell>
          <table:table-cell table:style-name="Tabulka3.A1" office:value-type="string">
            <text:p text:style-name="P12"/>
            <text:p text:style-name="P15"/>
          </table:table-cell>
          <table:table-cell table:style-name="Tabulka3.A1" office:value-type="string">
            <text:p text:style-name="P12"/>
          </table:table-cell>
          <table:table-cell table:style-name="Tabulka3.A1" office:value-type="string">
            <text:p text:style-name="P12"/>
          </table:table-cell>
          <table:table-cell table:style-name="Tabulka3.A1" office:value-type="string">
            <text:p text:style-name="P12"/>
          </table:table-cell>
          <table:table-cell table:style-name="Tabulka3.F1" office:value-type="string">
            <text:p text:style-name="P12"/>
          </table:table-cell>
        </table:table-row>
        <table:table-row table:style-name="Tabulka3.1">
          <table:table-cell table:style-name="Tabulka3.A1" office:value-type="string">
            <text:p text:style-name="P12">Řešení problémů</text:p>
          </table:table-cell>
          <table:table-cell table:style-name="Tabulka3.A1" office:value-type="string">
            <text:p text:style-name="P12">ČJ, M, PRV, INF</text:p>
          </table:table-cell>
          <table:table-cell table:style-name="Tabulka3.A1" office:value-type="string">
            <text:p text:style-name="P12">ČJ, M, PRV, INF</text:p>
          </table:table-cell>
          <table:table-cell table:style-name="Tabulka3.A1" office:value-type="string">
            <text:p text:style-name="P12">ČJ, M, PRV, INF</text:p>
          </table:table-cell>
          <table:table-cell table:style-name="Tabulka3.A1" office:value-type="string">
            <text:p text:style-name="P12">ČJ, M, PŘ, VL, INF</text:p>
          </table:table-cell>
          <table:table-cell table:style-name="Tabulka3.F1" office:value-type="string">
            <text:p text:style-name="P12">ČJ, M, PŘ, VL, INF</text:p>
          </table:table-cell>
        </table:table-row>
        <table:table-row table:style-name="Tabulka3.1">
          <table:table-cell table:style-name="Tabulka3.A1" office:value-type="string">
            <text:p text:style-name="P12">Hodnoty, postoje</text:p>
          </table:table-cell>
          <table:table-cell table:style-name="Tabulka3.A1" office:value-type="string">
            <text:p text:style-name="P12">PRV</text:p>
            <text:p text:style-name="P15"/>
          </table:table-cell>
          <table:table-cell table:style-name="Tabulka3.A1" office:value-type="string">
            <text:p text:style-name="P12">PRV</text:p>
          </table:table-cell>
          <table:table-cell table:style-name="Tabulka3.A1" office:value-type="string">
            <text:p text:style-name="P12">PRV</text:p>
          </table:table-cell>
          <table:table-cell table:style-name="Tabulka3.A1" office:value-type="string">
            <text:p text:style-name="P12">PŘ, VL</text:p>
          </table:table-cell>
          <table:table-cell table:style-name="Tabulka3.F1" office:value-type="string">
            <text:p text:style-name="P12">PŘ, VL</text:p>
          </table:table-cell>
        </table:table-row>
      </table:table>
      <text:p text:style-name="P15"/>
      <text:p text:style-name="P15"/>
      <text:p text:style-name="P15"/>
      <text:p text:style-name="P15"/>
      <table:table table:name="Tabulka4" table:style-name="Tabulka4">
        <table:table-column table:style-name="Tabulka4.A"/>
        <table:table-column table:style-name="Tabulka4.B"/>
        <table:table-column table:style-name="Tabulka4.C"/>
        <table:table-column table:style-name="Tabulka4.B"/>
        <table:table-column table:style-name="Tabulka4.C"/>
        <table:table-column table:style-name="Tabulka4.F"/>
        <table:table-row table:style-name="Tabulka4.1">
          <table:table-cell table:style-name="Tabulka4.A1" office:value-type="string">
            <text:p text:style-name="P11">Tematické okruhy průřezových témat</text:p>
          </table:table-cell>
          <table:table-cell table:style-name="Tabulka4.A1" office:value-type="string">
            <text:p text:style-name="P12"><text:span text:style-name="T26"><text:s text:c="3"/>1. ročník</text:span></text:p>
          </table:table-cell>
          <table:table-cell table:style-name="Tabulka4.A1" office:value-type="string">
            <text:p text:style-name="P12"><text:span text:style-name="T26"><text:s text:c="3"/>2. ročník</text:span></text:p>
          </table:table-cell>
          <table:table-cell table:style-name="Tabulka4.A1" office:value-type="string">
            <text:p text:style-name="P12"><text:span text:style-name="T26"><text:s text:c="3"/>3. ročník</text:span></text:p>
          </table:table-cell>
          <table:table-cell table:style-name="Tabulka4.A1" office:value-type="string">
            <text:p text:style-name="P12"><text:span text:style-name="T26"><text:s text:c="3"/>4. ročník</text:span></text:p>
          </table:table-cell>
          <table:table-cell table:style-name="Tabulka4.F1" office:value-type="string">
            <text:p text:style-name="P12"><text:span text:style-name="T26"><text:s text:c="2"/>5. ročník</text:span></text:p>
          </table:table-cell>
        </table:table-row>
        <table:table-row table:style-name="Tabulka4.1">
          <table:table-cell table:style-name="Tabulka4.A1" office:value-type="string">
            <text:p text:style-name="P13">Vých. demokrat. Občana</text:p>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F1" office:value-type="string">
            <text:p text:style-name="P12"/>
          </table:table-cell>
        </table:table-row>
        <table:table-row table:style-name="Tabulka4.1">
          <table:table-cell table:style-name="Tabulka4.A1" office:value-type="string">
            <text:p text:style-name="P12">Občanská spol. <text:s/>a škola</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Ř, VL</text:p>
          </table:table-cell>
          <table:table-cell table:style-name="Tabulka4.F1" office:value-type="string">
            <text:p text:style-name="P12">PŘ, VL</text:p>
          </table:table-cell>
        </table:table-row>
        <table:table-row table:style-name="Tabulka4.1">
          <table:table-cell table:style-name="Tabulka4.A1" office:value-type="string">
            <text:p text:style-name="P12">Občan, <text:soft-page-break/>společnost, stát</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Ř, VL</text:p>
          </table:table-cell>
          <table:table-cell table:style-name="Tabulka4.F1" office:value-type="string">
            <text:p text:style-name="P12">PŘ, VL</text:p>
          </table:table-cell>
        </table:table-row>
        <table:table-row table:style-name="Tabulka4.1">
          <table:table-cell table:style-name="Tabulka4.A1" office:value-type="string">
            <text:p text:style-name="P12">Formy participace v polit. životě</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RV</text:p>
          </table:table-cell>
          <table:table-cell table:style-name="Tabulka4.A1" office:value-type="string">
            <text:p text:style-name="P12">PŘ, VL</text:p>
          </table:table-cell>
          <table:table-cell table:style-name="Tabulka4.F1" office:value-type="string">
            <text:p text:style-name="P12">PŘ, VL</text:p>
          </table:table-cell>
        </table:table-row>
        <table:table-row table:style-name="Tabulka4.1">
          <table:table-cell table:style-name="Tabulka4.A1" office:value-type="string">
            <text:p text:style-name="P12">Principy demokracie</text:p>
          </table:table-cell>
          <table:table-cell table:style-name="Tabulka4.A1" office:value-type="string">
            <text:p text:style-name="P12">všechny předměty</text:p>
          </table:table-cell>
          <table:table-cell table:style-name="Tabulka4.A1" office:value-type="string">
            <text:p text:style-name="P12">všechny předměty</text:p>
          </table:table-cell>
          <table:table-cell table:style-name="Tabulka4.A1" office:value-type="string">
            <text:p text:style-name="P12">všechny předměty</text:p>
          </table:table-cell>
          <table:table-cell table:style-name="Tabulka4.A1" office:value-type="string">
            <text:p text:style-name="P12">všechny předměty</text:p>
          </table:table-cell>
          <table:table-cell table:style-name="Tabulka4.F1" office:value-type="string">
            <text:p text:style-name="P12">všechny předměty</text:p>
          </table:table-cell>
        </table:table-row>
        <table:table-row table:style-name="Tabulka4.1">
          <table:table-cell table:style-name="Tabulka4.A1" office:value-type="string">
            <text:p text:style-name="P13">Vých. k myšlení v evrop. a glob. souvislostech</text:p>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F1" office:value-type="string">
            <text:p text:style-name="P12"/>
          </table:table-cell>
        </table:table-row>
        <table:table-row table:style-name="Tabulka4.1">
          <table:table-cell table:style-name="Tabulka4.A1" office:value-type="string">
            <text:p text:style-name="P12">Evropa a svět nás zajímá</text:p>
          </table:table-cell>
          <table:table-cell table:style-name="Tabulka4.A1" office:value-type="string">
            <text:p text:style-name="P12">PRV, KO, INF</text:p>
          </table:table-cell>
          <table:table-cell table:style-name="Tabulka4.A1" office:value-type="string">
            <text:p text:style-name="P12">PRV, KO, INF</text:p>
          </table:table-cell>
          <table:table-cell table:style-name="Tabulka4.A1" office:value-type="string">
            <text:p text:style-name="P12">PRV, KO, INF, AJ</text:p>
          </table:table-cell>
          <table:table-cell table:style-name="Tabulka4.A1" office:value-type="string">
            <text:p text:style-name="P12">PŘ, VL, KO, INF, AJ</text:p>
          </table:table-cell>
          <table:table-cell table:style-name="Tabulka4.F1" office:value-type="string">
            <text:p text:style-name="P12">PŘ, VL, KO, INF, AJ</text:p>
          </table:table-cell>
        </table:table-row>
        <table:table-row table:style-name="Tabulka4.1">
          <table:table-cell table:style-name="Tabulka4.A1" office:value-type="string">
            <text:p text:style-name="P12">Objevujeme Evropu a svět</text:p>
          </table:table-cell>
          <table:table-cell table:style-name="Tabulka4.A1" office:value-type="string">
            <text:p text:style-name="P12">PRV, KO, INF</text:p>
          </table:table-cell>
          <table:table-cell table:style-name="Tabulka4.A1" office:value-type="string">
            <text:p text:style-name="P12">PRV, KO, INF</text:p>
          </table:table-cell>
          <table:table-cell table:style-name="Tabulka4.A1" office:value-type="string">
            <text:p text:style-name="P12">PRV, KO, INF, AJ</text:p>
          </table:table-cell>
          <table:table-cell table:style-name="Tabulka4.A1" office:value-type="string">
            <text:p text:style-name="P12">PŘ, VL, KO, INF, AJ</text:p>
          </table:table-cell>
          <table:table-cell table:style-name="Tabulka4.F1" office:value-type="string">
            <text:p text:style-name="P12">PŘ, VL, KO, INF, AJ</text:p>
          </table:table-cell>
        </table:table-row>
        <table:table-row table:style-name="Tabulka4.1">
          <table:table-cell table:style-name="Tabulka4.A1" office:value-type="string">
            <text:p text:style-name="P12">Jsme Evropané</text:p>
          </table:table-cell>
          <table:table-cell table:style-name="Tabulka4.A1" office:value-type="string">
            <text:p text:style-name="P12">PRV, KO, INF</text:p>
          </table:table-cell>
          <table:table-cell table:style-name="Tabulka4.A1" office:value-type="string">
            <text:p text:style-name="P12">PRV, KO, INF</text:p>
          </table:table-cell>
          <table:table-cell table:style-name="Tabulka4.A1" office:value-type="string">
            <text:p text:style-name="P12">PRV, KO, INF, AJ</text:p>
          </table:table-cell>
          <table:table-cell table:style-name="Tabulka4.A1" office:value-type="string">
            <text:p text:style-name="P12">PŘ, VL, KO, INF, AJ</text:p>
          </table:table-cell>
          <table:table-cell table:style-name="Tabulka4.F1" office:value-type="string">
            <text:p text:style-name="P12">PŘ, VL, KO, INF, AJ</text:p>
          </table:table-cell>
        </table:table-row>
        <table:table-row table:style-name="Tabulka4.1">
          <table:table-cell table:style-name="Tabulka4.A1" office:value-type="string">
            <text:p text:style-name="P13">Multikulturní výchova</text:p>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A1" office:value-type="string">
            <text:p text:style-name="P12"/>
          </table:table-cell>
          <table:table-cell table:style-name="Tabulka4.F1" office:value-type="string">
            <text:p text:style-name="P12"/>
          </table:table-cell>
        </table:table-row>
        <table:table-row table:style-name="Tabulka4.1">
          <table:table-cell table:style-name="Tabulka4.A1" office:value-type="string">
            <text:p text:style-name="P12">Kulturní diference</text:p>
          </table:table-cell>
          <table:table-cell table:style-name="Tabulka4.A1" office:value-type="string">
            <text:p text:style-name="P12">ČJ ,VV, <text:s/>PRV, KO</text:p>
          </table:table-cell>
          <table:table-cell table:style-name="Tabulka4.A1" office:value-type="string">
            <text:p text:style-name="P12">ČJ ,VV, <text:s/>PRV, KO</text:p>
          </table:table-cell>
          <table:table-cell table:style-name="Tabulka4.A1" office:value-type="string">
            <text:p text:style-name="P12">ČJ ,VV, <text:s/>PRV, KO, AJ</text:p>
          </table:table-cell>
          <table:table-cell table:style-name="Tabulka4.A1" office:value-type="string">
            <text:p text:style-name="P12">ČJ ,VV, <text:s/>VL, KO, AJ</text:p>
          </table:table-cell>
          <table:table-cell table:style-name="Tabulka4.F1" office:value-type="string">
            <text:p text:style-name="P12">ČJ ,VV, <text:s/>VL, KO, AJ</text:p>
          </table:table-cell>
        </table:table-row>
        <table:table-row table:style-name="Tabulka4.1">
          <table:table-cell table:style-name="Tabulka4.A1" office:value-type="string">
            <text:p text:style-name="P12">Lidské vztahy</text:p>
          </table:table-cell>
          <table:table-cell table:style-name="Tabulka4.A1" office:value-type="string">
            <text:p text:style-name="P12">PRV, HV, PČ, TV</text:p>
          </table:table-cell>
          <table:table-cell table:style-name="Tabulka4.A1" office:value-type="string">
            <text:p text:style-name="P12">PRV, HV, PČ, TV</text:p>
          </table:table-cell>
          <table:table-cell table:style-name="Tabulka4.A1" office:value-type="string">
            <text:p text:style-name="P12">PRV, HV, PČ, TV</text:p>
          </table:table-cell>
          <table:table-cell table:style-name="Tabulka4.A1" office:value-type="string">
            <text:p text:style-name="P12">PŘ, HV, VL, PČ, TV</text:p>
          </table:table-cell>
          <table:table-cell table:style-name="Tabulka4.F1" office:value-type="string">
            <text:p text:style-name="P12">PŘ, HV, VL, PČ, TV</text:p>
          </table:table-cell>
        </table:table-row>
        <table:table-row table:style-name="Tabulka4.1">
          <table:table-cell table:style-name="Tabulka4.A1" office:value-type="string">
            <text:p text:style-name="P12">Etnický původ</text:p>
          </table:table-cell>
          <table:table-cell table:style-name="Tabulka4.A1" office:value-type="string">
            <text:p text:style-name="P12">PRV, HV</text:p>
          </table:table-cell>
          <table:table-cell table:style-name="Tabulka4.A1" office:value-type="string">
            <text:p text:style-name="P12">PRV, HV</text:p>
          </table:table-cell>
          <table:table-cell table:style-name="Tabulka4.A1" office:value-type="string">
            <text:p text:style-name="P12">PRV, HV</text:p>
          </table:table-cell>
          <table:table-cell table:style-name="Tabulka4.A1" office:value-type="string">
            <text:p text:style-name="P12">PŘ, HV, VL</text:p>
          </table:table-cell>
          <table:table-cell table:style-name="Tabulka4.F1" office:value-type="string">
            <text:p text:style-name="P12">PŘ, HV, VL</text:p>
            <text:p text:style-name="P15"/>
          </table:table-cell>
        </table:table-row>
        <table:table-row table:style-name="Tabulka4.1">
          <table:table-cell table:style-name="Tabulka4.A1" office:value-type="string">
            <text:p text:style-name="P12">Multikulturalita</text:p>
          </table:table-cell>
          <table:table-cell table:style-name="Tabulka4.A1" office:value-type="string">
            <text:p text:style-name="P12">PRV, HV, VV</text:p>
          </table:table-cell>
          <table:table-cell table:style-name="Tabulka4.A1" office:value-type="string">
            <text:p text:style-name="P12">PRV, HV, VV</text:p>
          </table:table-cell>
          <table:table-cell table:style-name="Tabulka4.A1" office:value-type="string">
            <text:p text:style-name="P12">PRV, HV, VV</text:p>
          </table:table-cell>
          <table:table-cell table:style-name="Tabulka4.A1" office:value-type="string">
            <text:p text:style-name="P12">PŘ, HV, VL, VV</text:p>
          </table:table-cell>
          <table:table-cell table:style-name="Tabulka4.F1" office:value-type="string">
            <text:p text:style-name="P12">PŘ, HV, VL, VV</text:p>
          </table:table-cell>
        </table:table-row>
        <table:table-row table:style-name="Tabulka4.1">
          <table:table-cell table:style-name="Tabulka4.A1" office:value-type="string">
            <text:p text:style-name="P12">Princip soc. smíru, solidarity</text:p>
          </table:table-cell>
          <table:table-cell table:style-name="Tabulka4.A1" office:value-type="string">
            <text:p text:style-name="P12">PRV, HV</text:p>
          </table:table-cell>
          <table:table-cell table:style-name="Tabulka4.A1" office:value-type="string">
            <text:p text:style-name="P12">PRV, HV</text:p>
          </table:table-cell>
          <table:table-cell table:style-name="Tabulka4.A1" office:value-type="string">
            <text:p text:style-name="P12">PRV, HV</text:p>
          </table:table-cell>
          <table:table-cell table:style-name="Tabulka4.A1" office:value-type="string">
            <text:p text:style-name="P12">PŘ, HV, VL</text:p>
          </table:table-cell>
          <table:table-cell table:style-name="Tabulka4.F1" office:value-type="string">
            <text:p text:style-name="P12">PŘ, HV, VL</text:p>
          </table:table-cell>
        </table:table-row>
      </table:table>
      <text:p text:style-name="P15"/>
      <text:p text:style-name="P15"/>
      <text:p text:style-name="P15"/>
      <text:p text:style-name="P15"/>
      <text:p text:style-name="P15"/>
      <text:p text:style-name="P15"/>
      <text:p text:style-name="P15"/>
      <text:p text:style-name="P15"/>
      <text:p text:style-name="P15"/>
      <text:p text:style-name="P15"/>
      <text:p text:style-name="P15"/>
      <table:table table:name="Tabulka5" table:style-name="Tabulka5">
        <table:table-column table:style-name="Tabulka5.A"/>
        <table:table-column table:style-name="Tabulka5.B"/>
        <table:table-column table:style-name="Tabulka5.C"/>
        <table:table-column table:style-name="Tabulka5.B"/>
        <table:table-column table:style-name="Tabulka5.E"/>
        <table:table-column table:style-name="Tabulka5.F"/>
        <table:table-row table:style-name="Tabulka5.1">
          <table:table-cell table:style-name="Tabulka5.A1" office:value-type="string">
            <text:p text:style-name="P11">Temat. okruhy průřezových témat</text:p>
          </table:table-cell>
          <table:table-cell table:style-name="Tabulka5.A1" office:value-type="string">
            <text:p text:style-name="P12"><text:span text:style-name="T26"><text:s text:c="3"/>1. ročník</text:span></text:p>
          </table:table-cell>
          <table:table-cell table:style-name="Tabulka5.A1" office:value-type="string">
            <text:p text:style-name="P12"><text:span text:style-name="T26"><text:s text:c="3"/>2. ročník</text:span></text:p>
          </table:table-cell>
          <table:table-cell table:style-name="Tabulka5.A1" office:value-type="string">
            <text:p text:style-name="P12"><text:span text:style-name="T26"><text:s text:c="3"/>3. ročník</text:span></text:p>
          </table:table-cell>
          <table:table-cell table:style-name="Tabulka5.A1" office:value-type="string">
            <text:p text:style-name="P12"><text:span text:style-name="T26"><text:s text:c="3"/>4. ročník</text:span></text:p>
          </table:table-cell>
          <table:table-cell table:style-name="Tabulka5.F1" office:value-type="string">
            <text:p text:style-name="P12"><text:span text:style-name="T26"><text:s text:c="2"/>5. ročník</text:span></text:p>
          </table:table-cell>
        </table:table-row>
        <table:table-row table:style-name="Tabulka5.1">
          <table:table-cell table:style-name="Tabulka5.A1" office:value-type="string">
            <text:p text:style-name="P13">Environmentální výchova</text:p>
          </table:table-cell>
          <table:table-cell table:style-name="Tabulka5.A1" office:value-type="string">
            <text:p text:style-name="P12"/>
          </table:table-cell>
          <table:table-cell table:style-name="Tabulka5.A1" office:value-type="string">
            <text:p text:style-name="P12"/>
          </table:table-cell>
          <table:table-cell table:style-name="Tabulka5.A1" office:value-type="string">
            <text:p text:style-name="P12"/>
          </table:table-cell>
          <table:table-cell table:style-name="Tabulka5.A1" office:value-type="string">
            <text:p text:style-name="P12"/>
          </table:table-cell>
          <table:table-cell table:style-name="Tabulka5.F1" office:value-type="string">
            <text:p text:style-name="P12"/>
          </table:table-cell>
        </table:table-row>
        <table:table-row table:style-name="Tabulka5.1">
          <table:table-cell table:style-name="Tabulka5.A1" office:value-type="string">
            <text:p text:style-name="P12">Ekosystémy</text:p>
          </table:table-cell>
          <table:table-cell table:style-name="Tabulka5.A1" office:value-type="string">
            <text:p text:style-name="P12">PRV, TV</text:p>
          </table:table-cell>
          <table:table-cell table:style-name="Tabulka5.A1" office:value-type="string">
            <text:p text:style-name="P12">PRV, TV</text:p>
          </table:table-cell>
          <table:table-cell table:style-name="Tabulka5.A1" office:value-type="string">
            <text:p text:style-name="P12">PRV, TV</text:p>
          </table:table-cell>
          <table:table-cell table:style-name="Tabulka5.A1" office:value-type="string">
            <text:p text:style-name="P12">PŘ, VL, TV</text:p>
          </table:table-cell>
          <table:table-cell table:style-name="Tabulka5.F1" office:value-type="string">
            <text:p text:style-name="P12">PŘ, VL, <text:s/>TV</text:p>
          </table:table-cell>
        </table:table-row>
        <table:table-row table:style-name="Tabulka5.1">
          <table:table-cell table:style-name="Tabulka5.A1" office:value-type="string">
            <text:p text:style-name="P12">Základní podmínky života</text:p>
          </table:table-cell>
          <table:table-cell table:style-name="Tabulka5.A1" office:value-type="string">
            <text:p text:style-name="P12">PRV, TV, PČ</text:p>
          </table:table-cell>
          <table:table-cell table:style-name="Tabulka5.A1" office:value-type="string">
            <text:p text:style-name="P12">PRV, TV, PČ</text:p>
          </table:table-cell>
          <table:table-cell table:style-name="Tabulka5.A1" office:value-type="string">
            <text:p text:style-name="P12">PRV, TV, PČ</text:p>
          </table:table-cell>
          <table:table-cell table:style-name="Tabulka5.A1" office:value-type="string">
            <text:p text:style-name="P12">PŘ, VL, TV, PČ</text:p>
          </table:table-cell>
          <table:table-cell table:style-name="Tabulka5.F1" office:value-type="string">
            <text:p text:style-name="P12">PŘ, VL, <text:s/>TV, PČ</text:p>
          </table:table-cell>
        </table:table-row>
        <table:table-row table:style-name="Tabulka5.1">
          <table:table-cell table:style-name="Tabulka5.A1" office:value-type="string">
            <text:p text:style-name="P12">Lidské aktivity, problémy <text:soft-page-break/>životního prostředí</text:p>
          </table:table-cell>
          <table:table-cell table:style-name="Tabulka5.A1" office:value-type="string">
            <text:p text:style-name="P12">PRV, TV, PČ</text:p>
          </table:table-cell>
          <table:table-cell table:style-name="Tabulka5.A1" office:value-type="string">
            <text:p text:style-name="P12">PRV, TV, PČ</text:p>
          </table:table-cell>
          <table:table-cell table:style-name="Tabulka5.A1" office:value-type="string">
            <text:p text:style-name="P12">PRV, TV, PČ</text:p>
          </table:table-cell>
          <table:table-cell table:style-name="Tabulka5.A1" office:value-type="string">
            <text:p text:style-name="P12">PŘ, VL, TV, PČ</text:p>
          </table:table-cell>
          <table:table-cell table:style-name="Tabulka5.F1" office:value-type="string">
            <text:p text:style-name="P12">PŘ, VL, <text:s/>TV, PČ</text:p>
          </table:table-cell>
        </table:table-row>
        <table:table-row table:style-name="Tabulka5.1">
          <table:table-cell table:style-name="Tabulka5.A1" office:value-type="string">
            <text:p text:style-name="P12">Vztah člověka a prostředí</text:p>
          </table:table-cell>
          <table:table-cell table:style-name="Tabulka5.A1" office:value-type="string">
            <text:p text:style-name="P12">PRV, PČ</text:p>
          </table:table-cell>
          <table:table-cell table:style-name="Tabulka5.A1" office:value-type="string">
            <text:p text:style-name="P12">PRV, <text:s/>PČ</text:p>
          </table:table-cell>
          <table:table-cell table:style-name="Tabulka5.A1" office:value-type="string">
            <text:p text:style-name="P12">PRV, PČ</text:p>
          </table:table-cell>
          <table:table-cell table:style-name="Tabulka5.A1" office:value-type="string">
            <text:p text:style-name="P12">PŘ, VL, PČ</text:p>
          </table:table-cell>
          <table:table-cell table:style-name="Tabulka5.F1" office:value-type="string">
            <text:p text:style-name="P12">PŘ, VL, PČ</text:p>
          </table:table-cell>
        </table:table-row>
        <table:table-row table:style-name="Tabulka5.1">
          <table:table-cell table:style-name="Tabulka5.A1" office:value-type="string">
            <text:p text:style-name="P13">Mediální vých.</text:p>
          </table:table-cell>
          <table:table-cell table:style-name="Tabulka5.A1" office:value-type="string">
            <text:p text:style-name="P12"/>
          </table:table-cell>
          <table:table-cell table:style-name="Tabulka5.A1" office:value-type="string">
            <text:p text:style-name="P12"/>
          </table:table-cell>
          <table:table-cell table:style-name="Tabulka5.A1" office:value-type="string">
            <text:p text:style-name="P12"/>
          </table:table-cell>
          <table:table-cell table:style-name="Tabulka5.A1" office:value-type="string">
            <text:p text:style-name="P12"/>
          </table:table-cell>
          <table:table-cell table:style-name="Tabulka5.F1" office:value-type="string">
            <text:p text:style-name="P12"/>
          </table:table-cell>
        </table:table-row>
        <table:table-row table:style-name="Tabulka5.1">
          <table:table-cell table:style-name="Tabulka5.A1" office:value-type="string">
            <text:p text:style-name="P12">Kritické čtení a vnímání mediálních sdělní</text:p>
          </table:table-cell>
          <table:table-cell table:style-name="Tabulka5.A1" office:value-type="string">
            <text:p text:style-name="P12">ČJ, KO, PRV, INF</text:p>
          </table:table-cell>
          <table:table-cell table:style-name="Tabulka5.A1" office:value-type="string">
            <text:p text:style-name="P12">ČJ, KO, PRV, INF</text:p>
          </table:table-cell>
          <table:table-cell table:style-name="Tabulka5.A1" office:value-type="string">
            <text:p text:style-name="P12">ČJ, KO, PRV, <text:s/>AJ, INF</text:p>
          </table:table-cell>
          <table:table-cell table:style-name="Tabulka5.A1" office:value-type="string">
            <text:p text:style-name="P12">ČJ, KO,VL, AJ, INF</text:p>
          </table:table-cell>
          <table:table-cell table:style-name="Tabulka5.F1" office:value-type="string">
            <text:p text:style-name="P12">ČJ, KO,VL, AJ, <text:s/>INF</text:p>
          </table:table-cell>
        </table:table-row>
        <table:table-row table:style-name="Tabulka5.1">
          <table:table-cell table:style-name="Tabulka5.A1" office:value-type="string">
            <text:p text:style-name="P12">Interpretace vztahu mediálních sdělení a reality</text:p>
          </table:table-cell>
          <table:table-cell table:style-name="Tabulka5.A1" office:value-type="string">
            <text:p text:style-name="P12">ČJ, KO, PRV, INF</text:p>
          </table:table-cell>
          <table:table-cell table:style-name="Tabulka5.A1" office:value-type="string">
            <text:p text:style-name="P12">ČJ, KO, PRV, INF</text:p>
          </table:table-cell>
          <table:table-cell table:style-name="Tabulka5.A1" office:value-type="string">
            <text:p text:style-name="P12">ČJ, KO, PRV, <text:s/>AJ, INF</text:p>
          </table:table-cell>
          <table:table-cell table:style-name="Tabulka5.A1" office:value-type="string">
            <text:p text:style-name="P12">ČJ, KO,VL, AJ, INF</text:p>
          </table:table-cell>
          <table:table-cell table:style-name="Tabulka5.F1" office:value-type="string">
            <text:p text:style-name="P12">ČJ, KO,VL, AJ, <text:s/>INF</text:p>
          </table:table-cell>
        </table:table-row>
        <table:table-row table:style-name="Tabulka5.1">
          <table:table-cell table:style-name="Tabulka5.A1" office:value-type="string">
            <text:p text:style-name="P12">Stavba mediálních sdělení</text:p>
          </table:table-cell>
          <table:table-cell table:style-name="Tabulka5.A1" office:value-type="string">
            <text:p text:style-name="P12">ČJ, KO, PRV, INF</text:p>
          </table:table-cell>
          <table:table-cell table:style-name="Tabulka5.A1" office:value-type="string">
            <text:p text:style-name="P12">ČJ, KO, PRV, INF</text:p>
          </table:table-cell>
          <table:table-cell table:style-name="Tabulka5.A1" office:value-type="string">
            <text:p text:style-name="P12">ČJ, KO, PRV, <text:s/>AJ, INF</text:p>
          </table:table-cell>
          <table:table-cell table:style-name="Tabulka5.A1" office:value-type="string">
            <text:p text:style-name="P12">ČJ, KO,VL, AJ, INF</text:p>
          </table:table-cell>
          <table:table-cell table:style-name="Tabulka5.F1" office:value-type="string">
            <text:p text:style-name="P12">ČJ, KO,VL, AJ, <text:s/>INF</text:p>
          </table:table-cell>
        </table:table-row>
        <table:table-row table:style-name="Tabulka5.1">
          <table:table-cell table:style-name="Tabulka5.A1" office:value-type="string">
            <text:p text:style-name="P12">Vnímání autora mediálních sdělení</text:p>
          </table:table-cell>
          <table:table-cell table:style-name="Tabulka5.A1" office:value-type="string">
            <text:p text:style-name="P12">ČJ, VV</text:p>
          </table:table-cell>
          <table:table-cell table:style-name="Tabulka5.A1" office:value-type="string">
            <text:p text:style-name="P12">ČJ, VV</text:p>
          </table:table-cell>
          <table:table-cell table:style-name="Tabulka5.A1" office:value-type="string">
            <text:p text:style-name="P12">ČJ, VV</text:p>
          </table:table-cell>
          <table:table-cell table:style-name="Tabulka5.A1" office:value-type="string">
            <text:p text:style-name="P12">ČJ, VV</text:p>
          </table:table-cell>
          <table:table-cell table:style-name="Tabulka5.F1" office:value-type="string">
            <text:p text:style-name="P12">ČJ, VV</text:p>
          </table:table-cell>
        </table:table-row>
        <table:table-row table:style-name="Tabulka5.1">
          <table:table-cell table:style-name="Tabulka5.A1" office:value-type="string">
            <text:p text:style-name="P12">Fungování a vliv médií ve společnosti</text:p>
          </table:table-cell>
          <table:table-cell table:style-name="Tabulka5.A1" office:value-type="string">
            <text:p text:style-name="P12">PRV, ČJ</text:p>
          </table:table-cell>
          <table:table-cell table:style-name="Tabulka5.A1" office:value-type="string">
            <text:p text:style-name="P12">PRV, ČJ</text:p>
          </table:table-cell>
          <table:table-cell table:style-name="Tabulka5.A1" office:value-type="string">
            <text:p text:style-name="P12">PRV, ČJ</text:p>
          </table:table-cell>
          <table:table-cell table:style-name="Tabulka5.A1" office:value-type="string">
            <text:p text:style-name="P12">VL, ČJ</text:p>
          </table:table-cell>
          <table:table-cell table:style-name="Tabulka5.F1" office:value-type="string">
            <text:p text:style-name="P12">VL, ČJ</text:p>
          </table:table-cell>
        </table:table-row>
        <table:table-row table:style-name="Tabulka5.1">
          <table:table-cell table:style-name="Tabulka5.A1" office:value-type="string">
            <text:p text:style-name="P12">Tvorba mediálních sdělení</text:p>
          </table:table-cell>
          <table:table-cell table:style-name="Tabulka5.A1" office:value-type="string">
            <text:p text:style-name="P12">PRV, ČJ</text:p>
          </table:table-cell>
          <table:table-cell table:style-name="Tabulka5.A1" office:value-type="string">
            <text:p text:style-name="P12">PRV, ČJ</text:p>
          </table:table-cell>
          <table:table-cell table:style-name="Tabulka5.A1" office:value-type="string">
            <text:p text:style-name="P12">PRV, ČJ</text:p>
          </table:table-cell>
          <table:table-cell table:style-name="Tabulka5.A1" office:value-type="string">
            <text:p text:style-name="P12">VL, ČJ, AJ</text:p>
          </table:table-cell>
          <table:table-cell table:style-name="Tabulka5.F1" office:value-type="string">
            <text:p text:style-name="P12">VL, ČJ, AJ</text:p>
          </table:table-cell>
        </table:table-row>
        <table:table-row table:style-name="Tabulka5.1">
          <table:table-cell table:style-name="Tabulka5.A1" office:value-type="string">
            <text:p text:style-name="P12">Práce v realizačním týmu</text:p>
          </table:table-cell>
          <table:table-cell table:style-name="Tabulka5.A1" office:value-type="string">
            <text:p text:style-name="P12">všechny předměty</text:p>
          </table:table-cell>
          <table:table-cell table:style-name="Tabulka5.A1" office:value-type="string">
            <text:p text:style-name="P12">všechny předměty</text:p>
          </table:table-cell>
          <table:table-cell table:style-name="Tabulka5.A1" office:value-type="string">
            <text:p text:style-name="P12">všechny předměty</text:p>
          </table:table-cell>
          <table:table-cell table:style-name="Tabulka5.A1" office:value-type="string">
            <text:p text:style-name="P12">všechny předměty</text:p>
          </table:table-cell>
          <table:table-cell table:style-name="Tabulka5.F1" office:value-type="string">
            <text:p text:style-name="P12">všechny předměty</text:p>
          </table:table-cell>
        </table:table-row>
      </table:table>
      <text:p text:style-name="P33"><text:span text:style-name="T13"><text:tab/>Takto pojatá </text:span><text:span text:style-name="T14">průřezová témata</text:span><text:span text:style-name="T13"> prolínají celou naší činností prakticky každý den. Nejsou jen součástí školní práce, ale také mimoškolních aktivit. Ty spočívají především v činnosti zájmových kroužků (divadelní, turistický, hudební, počítačový), které v naší škole běží každý den a které navštěvuje drtivá většina žáků. Krom toho pořádáme nepravidelně víkendové výlety, případně kulturní akce pro veřejnost. Redakční rada vydává pravidelně časopis Školáček, do kterého přispívají prakticky všechny děti.</text:span></text:p>
      <text:list xml:id="list190202433159562" text:continue-list="list190202373147524" text:style-name="WW8Num1">
        <text:list-item>
          <text:h text:style-name="P84" text:outline-level="1">6. Klíčové kompetence</text:h>
        </text:list-item>
      </text:list>
      <text:p text:style-name="P55"/>
      <text:list xml:id="list190202433167199" text:continue-numbering="true" text:style-name="WW8Num1">
        <text:list-item>
          <text:list>
            <text:list-item>
              <text:list>
                <text:list-item>
                  <text:h text:style-name="P94" text:outline-level="3"><text:span text:style-name="T15"><text:s text:c="2"/></text:span><text:span text:style-name="T16">Klíčové schopnosti jsou kombinací znalostí, dovedností a postojů odpovídajících určitému kontextu. Jsou jimi schopnosti, jež všichni potřebují ke svému osobnímu naplnění a rozvoji, aktivnímu občanství, sociálnímu začlenění a pro pracovní život. Klíčové schopnosti jsou tedy v podstatě požadavky na žáka. Vyjadřují, co by měl po skončení určitého období umět, znát, dokázat. V našem případě tedy po skončení pátého ročníku. </text:span></text:h>
                </text:list-item>
              </text:list>
            </text:list-item>
          </text:list>
        </text:list-item>
      </text:list>
      <text:p text:style-name="P74"/>
      <text:list xml:id="list190202433160257" text:continue-numbering="true" text:style-name="WW8Num1">
        <text:list-item>
          <text:list>
            <text:list-item>
              <text:h text:style-name="P88" text:outline-level="2">Kompetence k učení</text:h>
            </text:list-item>
          </text:list>
        </text:list-item>
      </text:list>
      <text:p text:style-name="P3">Na konci období</text:p>
      <text:list xml:id="list3428397761194111982" text:style-name="WW8Num10">
        <text:list-item>
          <text:p text:style-name="P34"><text:soft-page-break/>žák umí hledat informace, dokáže je třídit a účelně využívat</text:p>
        </text:list-item>
        <text:list-item>
          <text:p text:style-name="P34">uvědomuje si smysl učení a jeho význam pro praktický život</text:p>
        </text:list-item>
        <text:list-item>
          <text:p text:style-name="P34">dokáže pro sebe nalézt vhodné metody učení, umí si svoji práci efektivně plánovat a organizovat</text:p>
        </text:list-item>
        <text:list-item>
          <text:p text:style-name="P34">umí samostatně pozorovat a experimentovat, dokáže kriticky myslet a ze získaných poznatků vyvozovat odpovídající závěry</text:p>
        </text:list-item>
      </text:list>
      <text:list xml:id="list190202433152612" text:continue-list="list190202433160257" text:style-name="WW8Num1">
        <text:list-item>
          <text:list>
            <text:list-item>
              <text:h text:style-name="P89" text:outline-level="2"/>
            </text:list-item>
            <text:list-item>
              <text:h text:style-name="P88" text:outline-level="2">Kompetence k řešení problémů</text:h>
            </text:list-item>
          </text:list>
        </text:list-item>
      </text:list>
      <text:p text:style-name="P3">Na konci období</text:p>
      <text:list xml:id="list307444616950322871" text:style-name="WW8Num9">
        <text:list-item>
          <text:p text:style-name="P35">samostatně dokáže řešit problémy jak ve škole, tak i mimo ni</text:p>
        </text:list-item>
        <text:list-item>
          <text:p text:style-name="P35">umí kriticky myslet, činit uvážlivá rozhodnutí a nést jejich následky</text:p>
        </text:list-item>
        <text:list-item>
          <text:p text:style-name="P35">dokáže vnímat problémové situace, dovede je posoudit a na jejich řešení se aktivně podílí</text:p>
        </text:list-item>
        <text:list-item>
          <text:p text:style-name="P35">zvládne vyhledávat informace, které mu pomohou nalézt nejvhodnější cesty k řešení problémů</text:p>
        </text:list-item>
      </text:list>
      <text:list xml:id="list190202433153488" text:continue-list="list190202433152612" text:style-name="WW8Num1">
        <text:list-item>
          <text:list>
            <text:list-item>
              <text:h text:style-name="P89" text:outline-level="2"/>
            </text:list-item>
            <text:list-item>
              <text:h text:style-name="P91" text:outline-level="2"><text:span text:style-name="T23"><text:s/></text:span><text:span text:style-name="T9">Kompetence komunikativní</text:span></text:h>
            </text:list-item>
          </text:list>
        </text:list-item>
      </text:list>
      <text:p text:style-name="P3">Na konci období</text:p>
      <text:list xml:id="list190202433162625" text:continue-list="list307444616950322871" text:style-name="WW8Num9">
        <text:list-item>
          <text:p text:style-name="P35">žák umí formulovat myšlenky a správně se vyjadřovat</text:p>
        </text:list-item>
        <text:list-item>
          <text:p text:style-name="P35">dokáže se zapojit do diskuse, nebojí se vyslovit svůj názor a obhajovat jej </text:p>
        </text:list-item>
        <text:list-item>
          <text:p text:style-name="P35">dokáže naslouchat druhým, posoudit takto získané informace a vhodným způsobem na ně reagovat</text:p>
        </text:list-item>
        <text:list-item>
          <text:p text:style-name="P35">dokáže využívat moderní komunikační a informační prostředky a technologie</text:p>
        </text:list-item>
      </text:list>
      <text:list xml:id="list190202433148484" text:continue-list="list190202433153488" text:style-name="WW8Num1">
        <text:list-item>
          <text:list>
            <text:list-item>
              <text:h text:style-name="P89" text:outline-level="2"/>
            </text:list-item>
            <text:list-item>
              <text:h text:style-name="P90" text:outline-level="2">Kompetence sociální a personální</text:h>
            </text:list-item>
          </text:list>
        </text:list-item>
      </text:list>
      <text:p text:style-name="P3">Na konci období</text:p>
      <text:list xml:id="list190202433152875" text:continue-list="list190202433162625" text:style-name="WW8Num9">
        <text:list-item>
          <text:p text:style-name="P35">žák umí spolupracovat s ostatními a svým podílem přispět k práci týmu či skupiny </text:p>
        </text:list-item>
        <text:list-item>
          <text:p text:style-name="P35">podílí se na vytváření příjemné pracovní atmosféry, dokáže pomáhat ostatním</text:p>
        </text:list-item>
        <text:list-item>
          <text:p text:style-name="P35">přispívá k utváření dobrých mezilidských vztahů s vrstevníky i dospělými</text:p>
        </text:list-item>
        <text:list-item>
          <text:p text:style-name="P35">umí řídit své chování a jednání k okolí, je schopen poskytnout účinnou pomoc</text:p>
        </text:list-item>
      </text:list>
      <text:p text:style-name="P4"/>
      <text:list xml:id="list190202433166546" text:continue-list="list190202433148484" text:style-name="WW8Num1">
        <text:list-item>
          <text:list>
            <text:list-item>
              <text:h text:style-name="P91" text:outline-level="2"><text:span text:style-name="T9">Kompetence o</text:span><text:span text:style-name="T2">bčanské</text:span></text:h>
            </text:list-item>
          </text:list>
        </text:list-item>
      </text:list>
      <text:p text:style-name="P3">Na konci období</text:p>
      <text:list xml:id="list190202433159288" text:continue-list="list190202433152875" text:style-name="WW8Num9">
        <text:list-item>
          <text:p text:style-name="P35">žák si je vědom svých práv i povinností </text:p>
        </text:list-item>
        <text:list-item>
          <text:p text:style-name="P35"><text:soft-page-break/>chápe a respektuje společenské zákony a normy</text:p>
        </text:list-item>
        <text:list-item>
          <text:p text:style-name="P35">dokáže se rozhodovat podle konkrétní situace, chová se zodpovědně a v obtížných situacích dokáže pomoci</text:p>
        </text:list-item>
        <text:list-item>
          <text:p text:style-name="P35">chrání historické a kulturní tradice, aktivně se zapojuje do kulturního a sportovního dění</text:p>
        </text:list-item>
        <text:list-item>
          <text:p text:style-name="P35">chrání přírodu a životní prostředí</text:p>
        </text:list-item>
      </text:list>
      <text:p text:style-name="P14"/>
      <text:list xml:id="list190202443146537" text:continue-list="list190202433166546" text:style-name="WW8Num1">
        <text:list-item>
          <text:list>
            <text:list-item>
              <text:h text:style-name="P90" text:outline-level="2">Kompetence pracovní </text:h>
            </text:list-item>
          </text:list>
        </text:list-item>
      </text:list>
      <text:p text:style-name="P3">Na konci období</text:p>
      <text:list xml:id="list190202443170074" text:continue-list="list190202433159288" text:style-name="WW8Num9">
        <text:list-item>
          <text:p text:style-name="P35">žák dokáže používat běžné pracovní nástroje a materiály </text:p>
        </text:list-item>
        <text:list-item>
          <text:p text:style-name="P35">dodržuje pravidla bezpečnosti práce a ochrany zdraví</text:p>
        </text:list-item>
        <text:list-item>
          <text:p text:style-name="P35">váží si práce druhých a důsledně plní <text:s text:c="2"/>své pracovní závazky</text:p>
        </text:list-item>
        <text:list-item>
          <text:p text:style-name="P35">využívá znalosti, získaných v jednotlivých vzdělávacích oblastech pro přípravu na svoji budoucnost</text:p>
        </text:list-item>
      </text:list>
      <text:p text:style-name="P36"/>
      <text:p text:style-name="P23"><text:span text:style-name="T9">Klíčové schopnosti se prolínají veškerou naší vzdělávací a výchovnou činností. Jsou rovněž podkladem pro </text:span><text:span text:style-name="T10">hodnocení </text:span><text:span text:style-name="T9">a </text:span><text:span text:style-name="T10">sebehodnocení</text:span><text:span text:style-name="T9">. Neméně významným faktorem jsou klíčové schopnosti pro práci členů </text:span><text:span text:style-name="T10">žákovské rady</text:span><text:span text:style-name="T9"> a funkcionářů </text:span><text:span text:style-name="T10">školního informačního střediska</text:span><text:span text:style-name="T9">.</text:span></text:p>
      <text:p text:style-name="P37"><text:span text:style-name="T2"><text:tab/></text:span><text:span text:style-name="T8">7. Zabezpečení výuky žáků se speciálními vzdělávacími potřebami a</text:span><text:span text:style-name="T24"> </text:span><text:span text:style-name="T8">žáků mimořádně nadaných</text:span></text:p>
      <text:list xml:id="list190202443154410" text:continue-list="list190202443146537" text:style-name="WW8Num1">
        <text:list-item>
          <text:list>
            <text:list-item>
              <text:h text:style-name="P92" text:outline-level="2">a) Zabezpečení výuky žáků se speciálními vzdělávacími potřebami (zdravotní postižení – tělesné, zrakové, sluchové, mentální autismem, souběžným postižením, vývojové poruchy učení nebo chování a žáci se sociálním znevýhodněním )</text:h>
            </text:list-item>
          </text:list>
        </text:list-item>
      </text:list>
      <text:p text:style-name="P43">Pokud v průběhu školní docházky a <text:s/>školní práce zjistíme projevy, které by mohly být důvodem pro vytvoření podmínek pro zabezpečení výuky žáka se specifickými vzdělávacími potřebami, informujeme o této skutečnosti zákonné zástupce žáka a doporučíme vyšetření školským poradenským pracovištěm – OPPP nebo SPC. V případě, že rodiče souhlasí a o vyšetření dítěte požádají a pracovníci OPPP či SPC potvrdí, že se jedná skutečně o žáka se speciálními vzdělávacími potřebami, je ten dále vzděláván a <text:soft-page-break/>hodnocen na základě doporučení odborného pracoviště a individuálního vzdělávacího plánu vytvořeného na podkladě diagnostických závěrů z vyšetření. O vyšetření žáka odborníkem OPPP nebo SPC může rodič požádat i bez doporučení vyučujícím. Pokud dojde odborné zařízení k závěru, že je třeba dítěti věnovat speciální péči, je nutné, aby o této skutečnosti rodič informoval třídního učitele. S poskytnutými údaji je zacházeno jako s důvěrnými.</text:p>
      <text:p text:style-name="P38">Při vlastní pomoci dotyčnému žákovi se však vždy budeme snažit, aby nebyl nijak vyčleněn z kolektivu svých vrstevníků. I při možném a pokud možno pravidelném doučování mu budou kromě vyučujícího pomáhat dobrovolníci z řad schopných dívek a chlapců vyšších ročníků. Tato praxe se nám ostatně v minulosti dostatečně osvědčila.</text:p>
      <text:p text:style-name="P38">Při klasifikaci budeme přihlížet ke stupni a druhu specifické poruchy. Pokud to však bude možné a především vhodné, nahradíme klasifikaci známkami širším slovním hodnocením i ve 4. a 5. ročníku, buď ve všech, nebo alespoň v klíčových naukových předmětech. Vždy budeme klást velký důraz na spolupráci zákonných zástupců se školou.</text:p>
      <text:list xml:id="list190202443151622" text:continue-numbering="true" text:style-name="WW8Num1">
        <text:list-item>
          <text:list>
            <text:list-item>
              <text:h text:style-name="P93" text:outline-level="2">b) Zabezpečení výuky žáků mimořádně nadaných</text:h>
            </text:list-item>
          </text:list>
        </text:list-item>
      </text:list>
      <text:p text:style-name="P38"/>
      <text:p text:style-name="P38">Pokud v průběhu školní práce zjistíme projevy, které by mohly být důsledkem mimořádného nadání, postupujeme obdobně, jako v případě žáka, u kterého máme podezření na specifické poruchy učení. Rovněž i zde informujeme o této skutečnosti zákonné zástupce žáka a v případě jejich souhlasu i takové dítě by mělo absolvovat vyšetření v OPPP či SPC. Vždyť i dítě mimořádně talentované je ve své podstatě dítětem se specifickými potřebami ve školní práci.</text:p>
      <text:p text:style-name="P38"><text:soft-page-break/>Pokud tedy specializované pracoviště potvrdí, že se jedná o žáka mimořádně nadaného, je žák dále vzděláván i hodnocen na základě doporučení odborného pracoviště. Výuka tedy bude probíhat v rámci naší jedné třídy a podle individuálního vzdělávacího plánu, který sestavíme na základě doporučení a ve spolupráci s OPPP či SPC. Mimořádně nadaný žák tak může pracovat v různých předmětech jak v kolektivu svých vrstevníků, tak i ve skupině žáků vyššího ročníku. Navíc může svůj talent uplatnit nejen v rámci zájmových kroužků, ale také při doučování žáků se specifickými poruchami učení, popřípadě dětí, které samy o doučování požádají z důvodu nepochopení, učiva, nemoci apod.</text:p>
      <text:p text:style-name="P38">V odůvodněných případech pak na základě doporučení školy a souhlasu zákonných zástupců může být mimořádně talentovaný žák přeřazen do vyššího roční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OpenSymbol" svg:font-family="OpenSymbol, 'Arial Unicode M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dstavec" style:family="paragraph" style:parent-style-name="Standard">
      <style:paragraph-properties fo:margin-left="0cm" fo:margin-right="0cm" fo:margin-top="0.212cm" fo:margin-bottom="0.212cm" style:contextual-spacing="false" fo:line-height="150%" fo:text-align="justify" style:justify-single-word="false" fo:hyphenation-ladder-count="no-limit" fo:text-indent="1.251cm" style:auto-text-indent="false"/>
      <style:text-properties fo:hyphenate="true" fo:hyphenation-remain-char-count="2" fo:hyphenation-push-char-count="2"/>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properties fo:font-size="14pt" style:font-size-asian="14pt"/>
    </style:style>
    <style:style style:name="Heading_20_5" style:display-name="Heading 5" style:family="paragraph" style:parent-style-name="Standard" style:next-style-name="Standard" style:default-outline-level="5" style:list-style-name="WW8Num1" style:class="text">
      <style:paragraph-properties fo:margin-left="1.249cm" fo:margin-right="0cm" fo:text-align="justify" style:justify-single-word="false" fo:text-indent="0cm" style:auto-text-indent="false" fo:keep-with-next="always"/>
      <style:text-properties style:font-name="Courier New" fo:font-family="'Courier New'" style:font-family-generic="modern" fo:font-size="16pt" style:font-size-asian="16pt" style:font-name-complex="Courier New" style:font-family-complex="'Courier New'" style:font-family-generic-complex="modern"/>
    </style:style>
    <style:style style:name="Heading_20_1" style:display-name="Heading 1" style:family="paragraph" style:parent-style-name="Standard" style:next-style-name="Standard" style:default-outline-level="1" style:list-style-name="WW8Num1" style:class="text">
      <style:paragraph-properties fo:margin-left="1.249cm" fo:margin-right="0cm" fo:text-align="justify" style:justify-single-word="false" fo:text-indent="0cm" style:auto-text-indent="false" fo:keep-with-next="always"/>
      <style:text-properties style:font-name="Courier New" fo:font-family="'Courier New'" style:font-family-generic="modern" fo:font-size="16pt" style:text-underline-style="solid" style:text-underline-width="auto" style:text-underline-color="font-color" style:font-size-asian="16pt" style:font-name-complex="Courier New" style:font-family-complex="'Courier New'" style:font-family-generic-complex="modern"/>
    </style:style>
    <style:style style:name="Základní_20_text_20_odsazený_20_21" style:display-name="Základní text odsazený 21" style:family="paragraph" style:parent-style-name="Standard">
      <style:paragraph-properties fo:margin-left="0cm" fo:margin-right="0cm" fo:text-align="justify" style:justify-single-word="false" fo:text-indent="1.249cm" style:auto-text-indent="false"/>
      <style:text-properties style:font-name="Courier New" fo:font-family="'Courier New'" style:font-family-generic="modern" style:font-name-complex="Courier New" style:font-family-complex="'Courier New'" style:font-family-generic-complex="modern" style:font-size-complex="10pt"/>
    </style:style>
    <style:style style:name="Heading_20_2" style:display-name="Heading 2" style:family="paragraph" style:parent-style-name="Standard" style:next-style-name="Standard" style:default-outline-level="2" style:list-style-name="WW8Num1" style:class="text">
      <style:paragraph-properties fo:margin-left="0cm" fo:margin-right="0cm" fo:text-align="justify" style:justify-single-word="false" fo:text-indent="0cm" style:auto-text-indent="false" fo:keep-with-next="always"/>
      <style:text-properties fo:font-weight="bold" style:font-weight-asian="bold" style:font-weight-complex="bold"/>
    </style:style>
    <style:style style:name="Heading_20_3" style:display-name="Heading 3" style:family="paragraph" style:parent-style-name="Standard" style:next-style-name="Standard" style:default-outline-level="3" style:list-style-name="WW8Num1" style:class="text">
      <style:paragraph-properties fo:margin-left="0cm" fo:margin-right="0cm" fo:text-align="justify" style:justify-single-word="false" fo:text-indent="0cm" style:auto-text-indent="false" fo:keep-with-next="always"/>
      <style:text-properties fo:font-size="14pt" fo:font-style="italic" style:font-size-asian="14pt" style:font-style-asian="italic" style:font-style-complex="italic"/>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style style:name="WW8Num1z5" style:family="text"/>
    <style:style style:name="WW8Num1z6" style:family="text"/>
    <style:style style:name="WW8Num1z7" style:family="text"/>
    <style:style style:name="WW8Num1z8" style:family="text"/>
    <style:style style:name="Internet_20_link" style:display-name="Internet link" style:family="text">
      <style:text-properties fo:color="#0000ff" style:text-underline-style="solid" style:text-underline-width="auto" style:text-underline-color="font-color"/>
    </style:style>
    <style:style style:name="WW8Num5z0" style:family="text">
      <style:text-properties style:font-name="Symbol" fo:font-family="Symbol" style:font-family-generic="roman" style:font-pitch="variable" style:font-charset="x-symbol" fo:font-size="11pt" style:font-size-asian="11pt" style:font-name-complex="Symbol" style:font-family-complex="Symbol" style:font-family-generic-complex="roman" style:font-pitch-complex="variable" style:font-charset-complex="x-symbol" style:font-size-complex="11pt"/>
    </style:style>
    <style:style style:name="WW8Num11z0" style:family="text">
      <style:text-properties style:font-name="OpenSymbol" fo:font-family="OpenSymbol, 'Arial Unicode MS'" style:font-pitch="variable" style:font-name-complex="OpenSymbol" style:font-family-complex="OpenSymbol, 'Arial Unicode MS'" style:font-pitch-complex="variable"/>
    </style:style>
    <style:style style:name="WW8Num13z0" style:family="text">
      <style:text-properties style:font-name="OpenSymbol" fo:font-family="OpenSymbol, 'Arial Unicode MS'" style:font-pitch="variable" style:font-name-complex="OpenSymbol" style:font-family-complex="OpenSymbol, 'Arial Unicode MS'"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10z0" style:family="text">
      <style:text-properties style:font-name="OpenSymbol" fo:font-family="OpenSymbol, 'Arial Unicode MS'" style:font-pitch="variable" style:font-name-complex="OpenSymbol" style:font-family-complex="OpenSymbol, 'Arial Unicode MS'" style:font-pitch-complex="variable"/>
    </style:style>
    <style:style style:name="WW8Num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3.762cm" fo:text-indent="-1.27cm" fo:margin-left="3.76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19cm" fo:text-indent="-1.27cm" fo:margin-left="2.5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text:list-tab-stop-position="3.048cm" fo:text-indent="-1.799cm" fo:margin-left="3.04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2.016cm" fo:text-indent="-0.767cm" fo:margin-left="2.0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4T18:59:19.718000000</meta:creation-date>
    <meta:generator>LibreOffice/4.2.2.1$Windows_x86 LibreOffice_project/3be8cda0bddd8e430d8cda1ebfd581265cca5a0f</meta:generator>
    <dc:date>2014-06-04T19:02:02.273000000</dc:date>
    <meta:editing-duration>P0D</meta:editing-duration>
    <meta:editing-cycles>1</meta:editing-cycles>
    <meta:document-statistic meta:table-count="5" meta:image-count="1" meta:object-count="0" meta:page-count="20" meta:paragraph-count="620" meta:word-count="4701" meta:character-count="29276" meta:non-whitespace-character-count="24308"/>
  </office:meta>
</office:document-meta>
</file>